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draw:textarea-vertical-align="middle" fo:min-height="14.941cm"/>
    </style:style>
    <style:style style:name="pr16" style:family="presentation" style:parent-style-name="Default-outline1">
      <style:graphic-properties draw:textarea-vertical-align="middle" fo:min-height="15.256cm"/>
    </style:style>
    <style:style style:name="pr17" style:family="presentation" style:parent-style-name="Default-outline1">
      <style:graphic-properties draw:textarea-vertical-align="middle" fo:min-height="14.531cm"/>
    </style:style>
    <style:style style:name="pr18" style:family="presentation" style:parent-style-name="Default-outline1">
      <style:graphic-properties draw:textarea-vertical-align="middle" fo:min-height="14.216cm"/>
    </style:style>
    <style:style style:name="pr19" style:family="presentation" style:parent-style-name="Default-outline1">
      <style:graphic-properties draw:textarea-vertical-align="middle" fo:min-height="15.046cm"/>
    </style:style>
    <style:style style:name="pr20" style:family="presentation" style:parent-style-name="Default-outline1">
      <style:graphic-properties fo:min-height="14.111cm"/>
    </style:style>
    <style:style style:name="pr21" style:family="presentation" style:parent-style-name="Default-outline1">
      <style:graphic-properties draw:textarea-vertical-align="middle" fo:min-height="14.901cm"/>
    </style:style>
    <style:style style:name="pr22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text-autospace="none"/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P10" style:family="paragraph">
      <style:paragraph-properties fo:margin-top="0cm" fo:margin-bottom="0cm"/>
      <style:text-properties fo:font-size="14pt" style:font-size-asian="14pt" style:font-size-complex="14pt"/>
    </style:style>
    <style:style style:name="P11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2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3" style:family="paragraph">
      <style:paragraph-properties fo:margin-top="0cm" fo:margin-bottom="0cm"/>
      <style:text-properties fo:font-size="20pt" style:font-size-asian="20pt" style:font-size-complex="20pt"/>
    </style:style>
    <style:style style:name="P14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5" style:family="paragraph">
      <style:paragraph-properties fo:margin-top="0cm" fo:margin-bottom="0cm"/>
      <style:text-properties fo:font-size="12pt" style:font-size-asian="12pt" style:font-size-complex="12pt"/>
    </style:style>
    <style:style style:name="P16" style:family="paragraph">
      <style:paragraph-properties fo:margin-top="0cm" fo:margin-bottom="0.298cm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font-size="18pt" style:font-size-asian="18pt" style:font-size-complex="18pt"/>
    </style:style>
    <style:style style:name="P19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6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7" style:family="text">
      <style:text-properties fo:color="#000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8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0" style:family="text">
      <style:text-properties fo:color="#0000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21" style:family="text">
      <style:text-properties fo:color="#008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2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3" style:family="text">
      <style:text-properties fo:color="#6a3e3e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24" style:family="text">
      <style:text-properties fo:color="#6a3e3e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5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1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4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35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36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7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38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39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40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1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2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3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4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45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46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47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48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49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50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51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52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53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4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5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6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7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8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9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0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61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62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63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64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65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67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2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73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7f0055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81" style:family="text">
      <style:text-properties fo:color="#00000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82" style:family="text">
      <style:text-properties fo:color="#000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83" style:family="text">
      <style:text-properties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84" style:family="text">
      <style:text-properties fo:color="#808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85" style:family="text">
      <style:text-properties fo:color="#00008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86" style:family="text">
      <style:text-properties fo:color="#00000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87" style:family="text">
      <style:text-properties fo:color="#7f0055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8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c0c0c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93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4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5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96" style:family="text">
      <style:text-properties fo:color="#00000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97" style:family="text">
      <style:text-properties fo:color="#00008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98" style:family="text">
      <style:text-properties fo:color="#6a3e3e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99" style:family="text">
      <style:text-properties fo:color="#000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100" style:family="text">
      <style:text-properties fo:color="#000000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101" style:family="text">
      <style:text-properties fo:color="#008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102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3" style:family="text">
      <style:text-properties fo:color="#00808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104" style:family="text">
      <style:text-properties fo:color="#00000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105" style:family="text">
      <style:text-properties fo:color="#808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06" style:family="text">
      <style:text-properties fo:color="#008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cdi-spec.org/">http://www.cdi-spec.org/</text:a></text:p>
              </text:list-item>
              <text:list-item>
                <text:p><text:a xlink:href="http://www.cdi-spec.org/download/">http://www.cdi-spec.org/download/</text:a></text:p>
              </text:list-item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 cycle</text:p>
              </text:list-item>
              <text:list-item>
                <text:p>Manages context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out dependency injcetion</text:p>
          </draw:text-box>
        </draw:frame>
        <draw:frame presentation:style-name="pr5" draw:text-style-name="P10" draw:layer="layout" svg:width="25.199cm" svg:height="15.553cm" svg:x="1.4cm" svg:y="4.071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Legacy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Logger</text:span><text:span text:style-name="T16"> </text:span><text:span text:style-name="T19">logger</text:span><text:span text:style-name="T16"> = </text:span><text:span text:style-name="T17">Logger</text:span><text:span text:style-name="T16">.</text:span><text:span text:style-name="T20">getLogger</text:span><text:span text:style-name="T16">(</text:span><text:span text:style-name="T17">LegacyDatabaseReplicator</text:span><text:span text:style-name="T16">.</text:span><text:span text:style-name="T15">class</text:span><text:span text:style-name="T16">.getName()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Base</text:span><text:span text:style-name="T16"> = readProperty(</text:span><text:span text:style-name="T21">"application.properties"</text:span><text:span text:style-name="T16">, </text:span><text:span text:style-name="T21">"source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User</text:span><text:span text:style-name="T16"> = readProperty(</text:span><text:span text:style-name="T21">"application.properties"</text:span><text:span text:style-name="T16">, </text:span><text:span text:style-name="T21">"source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Pass</text:span><text:span text:style-name="T16"> = readProperty(</text:span><text:span text:style-name="T21">"application.properties"</text:span><text:span text:style-name="T16">, </text:span><text:span text:style-name="T21">"source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Base</text:span><text:span text:style-name="T16"> = readProperty(</text:span><text:span text:style-name="T21">"application.properties"</text:span><text:span text:style-name="T16">, </text:span><text:span text:style-name="T21">"target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User</text:span><text:span text:style-name="T16"> = readProperty(</text:span><text:span text:style-name="T21">"application.properties"</text:span><text:span text:style-name="T16">, </text:span><text:span text:style-name="T21">"target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Pass</text:span><text:span text:style-name="T16"> = readProperty(</text:span><text:span text:style-name="T21">"application.properties"</text:span><text:span text:style-name="T16">, </text:span><text:span text:style-name="T21">"target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sourceBase</text:span><text:span text:style-name="T16">, </text:span><text:span text:style-name="T19">sourceUser</text:span><text:span text:style-name="T16">, </text:span><text:span text:style-name="T19">sourcePass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targetBase</text:span><text:span text:style-name="T16">, </text:span><text:span text:style-name="T19">targetUser</text:span><text:span text:style-name="T16">, </text:span><text:span text:style-name="T19">targetPass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8"><text:span text:style-name="T16"><text:s text:c="8"/></text:span><text:span text:style-name="T15">try</text:span><text:span text:style-name="T16">{</text:span></text:p>
            <text:p text:style-name="P8"><text:span text:style-name="T16"><text:s text:c="12"/></text:span><text:span text:style-name="T19">logger</text:span><text:span text:style-name="T16">.info(</text:span><text:span text:style-name="T21">"Started replicate"</text:span><text:span text:style-name="T16">);</text:span></text:p>
            <text:p text:style-name="P9"><text:span text:style-name="T18"><text:s text:c="12"/></text:span><text:span text:style-name="T18">...</text:span></text:p>
            <text:p text:style-name="P8"><text:span text:style-name="T16"><text:s text:c="12"/></text:span><text:span text:style-name="T19">logger</text:span><text:span text:style-name="T16">.info(</text:span><text:span text:style-name="T21">"Ended replicate"</text:span><text:span text:style-name="T16">);</text:span></text:p>
            <text:p text:style-name="P8"><text:span text:style-name="T16"><text:s text:c="8"/></text:span><text:span text:style-name="T16">}</text:span><text:span text:style-name="T15">catch</text:span><text:span text:style-name="T16">( </text:span><text:span text:style-name="T17">Exception</text:span><text:span text:style-name="T16"> </text:span><text:span text:style-name="T23">e</text:span><text:span text:style-name="T16"> ){</text:span></text:p>
            <text:p text:style-name="P8"><text:span text:style-name="T16"><text:s text:c="12"/></text:span><text:span text:style-name="T19">logger</text:span><text:span text:style-name="T16">.info(</text:span><text:span text:style-name="T21">"Exception "</text:span><text:span text:style-name="T16"> + </text:span><text:span text:style-name="T24">e</text:span><text:span text:style-name="T16">);</text:span></text:p>
            <text:p text:style-name="P8"><text:span text:style-name="T16"><text:s text:c="12"/></text:span><text:span text:style-name="T15">throw</text:span><text:span text:style-name="T16"> </text:span><text:span text:style-name="T24">e</text:span><text:span text:style-name="T16">;</text:span></text:p>
            <text:p text:style-name="P9"><text:span text:style-name="T18"><text:s text:c="8"/></text:span><text:span text:style-name="T18">}</text:span></text:p>
            <text:p text:style-name="P9"><text:span text:style-name="T18"><text:s text:c="4"/></text:span><text:span text:style-name="T18">}</text:span></text:p>
            <text:p text:style-name="P8"><text:span text:style-name="T25"/></text:p>
            <text:p text:style-name="P9"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dependency injection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11"><text:span text:style-name="T26">public</text:span><text:span text:style-name="T27"> </text:span><text:span text:style-name="T26">class</text:span><text:span text:style-name="T27"> </text:span><text:span text:style-name="T28">DiDatabaseReplicator</text:span><text:span text:style-name="T27"> {</text:span></text:p>
            <text:p text:style-name="P11"><text:span text:style-name="T29"/></text:p>
            <text:p text:style-name="P11"><text:span text:style-name="T27"><text:s text:c="4"/></text:span><text:span text:style-name="T30">@Inject</text:span></text:p>
            <text:p text:style-name="P11"><text:span text:style-name="T27"><text:s text:c="4"/></text:span><text:span text:style-name="T30">@Source</text:span></text:p>
            <text:p text:style-name="P11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1">source</text:span><text:span text:style-name="T27">;</text:span></text:p>
            <text:p text:style-name="P11"><text:span text:style-name="T29"/></text:p>
            <text:p text:style-name="P11"><text:span text:style-name="T27"><text:s text:c="4"/></text:span><text:span text:style-name="T30">@Inject</text:span></text:p>
            <text:p text:style-name="P11"><text:span text:style-name="T27"><text:s text:c="4"/></text:span><text:span text:style-name="T30">@Target</text:span></text:p>
            <text:p text:style-name="P11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1">target</text:span><text:span text:style-name="T27">;</text:span></text:p>
            <text:p text:style-name="P11"><text:span text:style-name="T29"/></text:p>
            <text:p text:style-name="P11"><text:span text:style-name="T27"><text:s text:c="4"/></text:span><text:span text:style-name="T30">@Log</text:span></text:p>
            <text:p text:style-name="P11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replicate</text:span><text:span text:style-name="T27"> () {</text:span></text:p>
            <text:p text:style-name="P12"><text:span text:style-name="T29"><text:s text:c="8"/></text:span><text:span text:style-name="T29">...</text:span></text:p>
            <text:p text:style-name="P12"><text:span text:style-name="T29"><text:s text:c="4"/></text:span><text:span text:style-name="T29">}</text:span></text:p>
            <text:p text:style-name="P11"><text:span text:style-name="T29"/></text:p>
            <text:p text:style-name="P12"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33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35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36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33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35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33">hello</text:span><text:span text:style-name="T10"> = </text:span><text:span text:style-name="T36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33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37">display</text:span><text:span text:style-name="T10">(</text:span><text:span text:style-name="T33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rivate</text:span><text:span text:style-name="T10"> </text:span><text:span text:style-name="T38">HelloService</text:span><text:span text:style-name="T10"> </text:span><text:span text:style-name="T33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33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33">email</text:span><text:span text:style-name="T10">.</text:span><text:span text:style-name="T37">send</text:span><text:span text:style-name="T10">(</text:span><text:span text:style-name="T33">hello</text:span><text:span text:style-name="T10">.</text:span><text:span text:style-name="T37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33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33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39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40">org.jboss.weld.exceptions.DeploymentException</text:span><text:span text:style-name="T41">: WELD-001408: Unsatisfied dependencies for type HelloService with qualifiers @Default</text:span></text:p>
            <text:p text:style-name="P4"><text:span text:style-name="T42"><text:s text:c="2"/></text:span><text:span text:style-name="T42">at injection point [BackedAnnotatedField] @Inject private GreeterClient.hello</text:span></text:p>
            <text:p text:style-name="P4"><text:span text:style-name="T42"><text:s text:c="2"/></text:span><text:span text:style-name="T42">at GreeterClient.hello(</text:span><text:span text:style-name="T40">GreeterClient.java:0</text:span><text:span text:style-name="T42">)</text:span></text:p>
            <text:p text:style-name="P4"><text:span text:style-name="T4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13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46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46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40">org.jboss.weld.exceptions.DeploymentException</text:span><text:span text:style-name="T41">: WELD-001409: Ambiguous dependencies for type HelloService with qualifiers @Default</text:span></text:p>
            <text:p text:style-name="P4"><text:span text:style-name="T42"><text:s text:c="2"/></text:span><text:span text:style-name="T42">at injection point [BackedAnnotatedField] @Inject private GreeterClient.hello</text:span></text:p>
            <text:p text:style-name="P4"><text:span text:style-name="T42"><text:s text:c="2"/></text:span><text:span text:style-name="T42">at GreeterClient.hello(</text:span><text:span text:style-name="T40">GreeterClient.java:0</text:span><text:span text:style-name="T42">)</text:span></text:p>
            <text:p text:style-name="P4"><text:span text:style-name="T42"><text:s text:c="2"/></text:span><text:span text:style-name="T42">Possible dependencies: </text:span></text:p>
            <text:p text:style-name="P4"><text:span text:style-name="T42"><text:s text:c="2"/></text:span><text:span text:style-name="T42">- Managed Bean [class HungarianHelloService] with qualifiers [@Any @Default],</text:span></text:p>
            <text:p text:style-name="P4"><text:span text:style-name="T42"><text:s text:c="2"/></text:span><text:span text:style-name="T42">- Managed Bean [class EnglishHelloService] with qualifiers [@Any @Default]</text:span></text:p>
            <text:p text:style-name="P4"><text:span text:style-name="T4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otations that help container pick a bean</text:p>
              </text:list-item>
            </text:list>
            <text:p text:style-name="P4"><text:span text:style-name="T34"/></text:p>
            <text:p text:style-name="P4"><text:span text:style-name="T30">@Qualifier</text:span></text:p>
            <text:p text:style-name="P4"><text:span text:style-name="T30">@Retention</text:span><text:span text:style-name="T27">(</text:span><text:span text:style-name="T47">RUNTIME</text:span><text:span text:style-name="T27">)</text:span></text:p>
            <text:p text:style-name="P4"><text:span text:style-name="T30">@Target</text:span><text:span text:style-name="T27">({</text:span><text:span text:style-name="T47">FIELD</text:span><text:span text:style-name="T27">, </text:span><text:span text:style-name="T47">TYPE</text:span><text:span text:style-name="T27">, </text:span><text:span text:style-name="T47">METHOD</text:span><text:span text:style-name="T27">, </text:span><text:span text:style-name="T47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0">English</text:span><text:span text:style-name="T27"> {</text:span></text:p>
            <text:p text:style-name="P4"><text:span text:style-name="T27">}</text:span></text:p>
            <text:p text:style-name="P4"><text:span text:style-name="T27"/></text:p>
            <text:p text:style-name="P4"><text:span text:style-name="T30">@Qualifier</text:span></text:p>
            <text:p text:style-name="P4"><text:span text:style-name="T30">@Retention</text:span><text:span text:style-name="T27">(</text:span><text:span text:style-name="T47">RUNTIME</text:span><text:span text:style-name="T27">)</text:span></text:p>
            <text:p text:style-name="P4"><text:span text:style-name="T30">@Target</text:span><text:span text:style-name="T27">({</text:span><text:span text:style-name="T47">FIELD</text:span><text:span text:style-name="T27">, </text:span><text:span text:style-name="T47">TYPE</text:span><text:span text:style-name="T27">, </text:span><text:span text:style-name="T47">METHOD</text:span><text:span text:style-name="T27">, </text:span><text:span text:style-name="T47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0">Hungarian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13" draw:layer="layout" svg:width="25.199cm" svg:height="15.771cm" svg:x="1.4cm" svg:y="3.958cm" presentation:class="outline" presentation:user-transformed="true">
          <draw:text-box>
            <text:p text:style-name="P4"><text:span text:style-name="T30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0">@Override</text:span></text:p>
            <text:p text:style-name="P4"><text:span text:style-name="T30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46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45">}</text:span></text:p>
            <text:p text:style-name="P4"><text:span text:style-name="T27"/></text:p>
            <text:p text:style-name="P4"><text:span text:style-name="T30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0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46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4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0">@Inject</text:span></text:p>
            <text:p text:style-name="P4"><text:span text:style-name="T30"><text:s text:c="4"/></text:span><text:span text:style-name="T30">@English</text:span></text:p>
            <text:p text:style-name="P4"><text:span text:style-name="T30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45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0">@Inject</text:span></text:p>
            <text:p text:style-name="P4"><text:span text:style-name="T30"><text:s text:c="4"/></text:span><text:span text:style-name="T30">@Hungarian</text:span></text:p>
            <text:p text:style-name="P4"><text:span text:style-name="T30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30">@Qualifier</text:span></text:p>
            <text:p text:style-name="P4"><text:span text:style-name="T30">@Retention</text:span><text:span text:style-name="T27">(</text:span><text:span text:style-name="T47">RUNTIME</text:span><text:span text:style-name="T27">)</text:span></text:p>
            <text:p text:style-name="P4"><text:span text:style-name="T30">@Target</text:span><text:span text:style-name="T27">({</text:span><text:span text:style-name="T47">FIELD</text:span><text:span text:style-name="T27">, </text:span><text:span text:style-name="T47">TYPE</text:span><text:span text:style-name="T27">, </text:span><text:span text:style-name="T47">METHOD</text:span><text:span text:style-name="T27">, </text:span><text:span text:style-name="T47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0">Languag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48">Languages</text:span><text:span text:style-name="T27"> </text:span><text:span text:style-name="T32">value</text:span><text:span text:style-name="T27"> ();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48">Languages</text:span><text:span text:style-name="T27"> {</text:span></text:p>
            <text:p text:style-name="P4"><text:span text:style-name="T45"/></text:p>
            <text:p text:style-name="P4"><text:span text:style-name="T27"><text:s text:c="8"/></text:span><text:span text:style-name="T47">ENGLISH</text:span><text:span text:style-name="T27">,</text:span></text:p>
            <text:p text:style-name="P4"><text:span text:style-name="T27"><text:s text:c="8"/></text:span><text:span text:style-name="T47">HUNGARIAN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13" draw:layer="layout" svg:width="25.199cm" svg:height="15.771cm" svg:x="1.4cm" svg:y="3.95cm" presentation:class="outline" presentation:user-transformed="true">
          <draw:text-box>
            <text:p text:style-name="P4"><text:span text:style-name="T30">@Language</text:span><text:span text:style-name="T27">(</text:span><text:span text:style-name="T47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46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  <text:p text:style-name="P4"><text:span text:style-name="T27"/></text:p>
            <text:p text:style-name="P4"><text:span text:style-name="T30">@Language</text:span><text:span text:style-name="T27">(</text:span><text:span text:style-name="T47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46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13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30"><text:s text:c="4"/></text:span><text:span text:style-name="T30">@Language</text:span><text:span text:style-name="T27">(</text:span><text:span text:style-name="T47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45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0">@Inject</text:span></text:p>
            <text:p text:style-name="P4"><text:span text:style-name="T30"><text:s text:c="4"/></text:span><text:span text:style-name="T30">@Language</text:span><text:span text:style-name="T27">(</text:span><text:span text:style-name="T47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13" draw:layer="layout" svg:width="25.199cm" svg:height="13.859cm" svg:x="1.4cm" svg:y="4.908cm" presentation:class="outline" presentation:user-transformed="true">
          <draw:text-box>
            <text:p text:style-name="P4"><text:span text:style-name="T30">@English</text:span></text:p>
            <text:p text:style-name="P4"><text:span text:style-name="T30">@Console</text:span></text:p>
            <text:p text:style-name="P4"><text:span text:style-name="T30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45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30">@English</text:span></text:p>
            <text:p text:style-name="P4"><text:span text:style-name="T27"><text:s text:c="4"/></text:span><text:span text:style-name="T30">@Console</text:span></text:p>
            <text:p text:style-name="P4"><text:span text:style-name="T27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13" draw:layer="layout" svg:width="25.199cm" svg:height="13.859cm" svg:x="1.4cm" svg:y="4.908cm" presentation:class="outline" presentation:user-transformed="true">
          <draw:text-box>
            <text:p text:style-name="P4"><text:span text:style-name="T30">@English</text:span></text:p>
            <text:p text:style-name="P4"><text:span text:style-name="T30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45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30">@English</text:span></text:p>
            <text:p text:style-name="P4"><text:span text:style-name="T27"><text:s text:c="4"/></text:span><text:span text:style-name="T30">@Console</text:span></text:p>
            <text:p text:style-name="P4"><text:span text:style-name="T27"><text:s text:c="4"/></text:span><text:span text:style-name="T30">@Secured</text:span></text:p>
            <text:p text:style-name="P4"><text:span text:style-name="T27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p text:style-name="P4"><text:span text:style-name="T49">org.jboss.weld.exceptions.DeploymentException</text:span><text:span text:style-name="T50">: WELD-001408: Unsatisfied dependencies for type HelloService with qualifiers @Secured @English @Console</text:span></text:p>
            <text:p text:style-name="P4"><text:span text:style-name="T51"><text:s text:c="2"/></text:span><text:span text:style-name="T51">at injection point [BackedAnnotatedField] @Inject @English @Console @Secured private GreeterClient.hello</text:span></text:p>
            <text:p text:style-name="P4"><text:span text:style-name="T51"><text:s text:c="2"/></text:span><text:span text:style-name="T51">at GreeterClient.hello(</text:span><text:span text:style-name="T49">GreeterClient.java:0</text:span><text:span text:style-name="T51">)</text:span></text:p>
            <text:p text:style-name="P4"><text:span text:style-name="T51">WELD-001475: The following beans match by type, but none have matching qualifiers:</text:span></text:p>
            <text:p text:style-name="P4"><text:span text:style-name="T51"><text:s text:c="2"/></text:span><text:span text:style-name="T51">- Managed Bean [class HungarianHelloService] with qualifiers [@Secured @Hungarian @Any],</text:span></text:p>
            <text:p text:style-name="P4"><text:span text:style-name="T51"><text:s text:c="2"/></text:span><text:span text:style-name="T51">- Managed Bean [class EnglishHelloService] with qualifiers [@Secured @English @Any]</text:span></text:p>
            <text:p text:style-name="P4"><text:span text:style-name="T5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6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annotation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nnotations are necessary for compatibility</text:p>
                <text:list>
                  <text:list-item>
                    <text:p>@Vetoed removes a bean from CDI control</text:p>
                  </text:list-item>
                  <text:list-item>
                    <text:p>@Resource is needed to access JEE resources</text:p>
                  </text:list-item>
                  <text:list-item>
                    <text:p>@PersistenceContext for JPA</text:p>
                  </text:list-item>
                  <text:list-item>
                    <text:p>@PersistenceUnit for JPA</text:p>
                  </text:list-item>
                  <text:list-item>
                    <text:p>@EJB for remote EJB</text:p>
                  </text:list-item>
                  <text:list-item>
                    <text:p>@WebServiceRef</text:p>
                  </text:list-item>
                  <text:list-item>
                    <text:p>@Type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an lifecycle callbacks</text:p>
          </draw:text-box>
        </draw:frame>
        <draw:frame presentation:style-name="pr15" draw:text-style-name="P17" draw:layer="layout" svg:width="25.199cm" svg:height="14.941cm" svg:x="1.4cm" svg:y="4.914cm" presentation:class="outline" presentation:user-transformed="true">
          <draw:text-box>
            <text:p text:style-name="P4"><text:span text:style-name="T30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text:span text:style-name="T32"> 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32">GreeterClient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47">out</text:span><text:span text:style-name="T27">.println(</text:span><text:span text:style-name="T46">"Constructor "</text:span><text:span text:style-name="T27"> + </text:span><text:span text:style-name="T31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<text:s text:c="4"/></text:span><text:span text:style-name="T30">@PostConstruct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init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47">out</text:span><text:span text:style-name="T27">.println(</text:span><text:span text:style-name="T46">"@PostConstruct "</text:span><text:span text:style-name="T27"> + </text:span><text:span text:style-name="T31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<text:s text:c="4"/></text:span><text:span text:style-name="T30">@PreDestroy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teardown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47">out</text:span><text:span text:style-name="T27">.println(</text:span><text:span text:style-name="T46">"@PreDestroy "</text:span><text:span text:style-name="T27"> + </text:span><text:span text:style-name="T31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rivate</text:span><text:span text:style-name="T10"> </text:span><text:span text:style-name="T39">Instance</text:span><text:span text:style-name="T10">&lt;</text:span><text:span text:style-name="T39">HelloService</text:span><text:span text:style-name="T10">&gt; </text:span><text:span text:style-name="T33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37">display</text:span><text:span text:style-name="T10">(</text:span><text:span text:style-name="T33">hello</text:span><text:span text:style-name="T10">.</text:span><text:span text:style-name="T37">get</text:span><text:span text:style-name="T10">().</text:span><text:span text:style-name="T37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rivate</text:span><text:span text:style-name="T10"> </text:span><text:span text:style-name="T39">Instance</text:span><text:span text:style-name="T10">&lt;</text:span><text:span text:style-name="T39">HelloService</text:span><text:span text:style-name="T10">&gt; </text:span><text:span text:style-name="T33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33">hello</text:span><text:span text:style-name="T10">.isResolvable() ){</text:span></text:p>
            <text:p text:style-name="P4"><text:span text:style-name="T10"><text:s text:c="12"/></text:span><text:span text:style-name="T37">display</text:span><text:span text:style-name="T10">(</text:span><text:span text:style-name="T33">hello</text:span><text:span text:style-name="T10">.</text:span><text:span text:style-name="T37">get</text:span><text:span text:style-name="T10">().</text:span><text:span text:style-name="T37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34">@Any</text:span></text:p>
            <text:p text:style-name="P4"><text:span text:style-name="T10"><text:s text:c="4"/></text:span><text:span text:style-name="T34">@Inject</text:span></text:p>
            <text:p text:style-name="P4"><text:span text:style-name="T10"><text:s text:c="4"/></text:span><text:span text:style-name="T9">private</text:span><text:span text:style-name="T10"> </text:span><text:span text:style-name="T39">Instance</text:span><text:span text:style-name="T10">&lt;</text:span><text:span text:style-name="T39">HelloService</text:span><text:span text:style-name="T10">&gt; </text:span><text:span text:style-name="T33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39">HelloService</text:span><text:span text:style-name="T10"> </text:span><text:span text:style-name="T35">service</text:span><text:span text:style-name="T10"> : </text:span><text:span text:style-name="T33">services</text:span><text:span text:style-name="T10"> ){</text:span></text:p>
            <text:p text:style-name="P4"><text:span text:style-name="T10"><text:s text:c="12"/></text:span><text:span text:style-name="T37">display</text:span><text:span text:style-name="T10">(</text:span><text:span text:style-name="T36">service</text:span><text:span text:style-name="T10">.</text:span><text:span text:style-name="T37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8" draw:layer="layout" svg:width="25.199cm" svg:height="13.859cm" svg:x="1.4cm" svg:y="4.913cm" presentation:class="outline" presentation:user-transformed="true">
          <draw:text-box>
            <text:p text:style-name="P4"><text:span text:style-name="T53">public</text:span><text:span text:style-name="T54"> </text:span><text:span text:style-name="T53">class</text:span><text:span text:style-name="T54"> </text:span><text:span text:style-name="T55">GreeterClient</text:span><text:span text:style-name="T54"> {</text:span></text:p>
            <text:p text:style-name="P4"><text:span text:style-name="T56"/></text:p>
            <text:p text:style-name="P4"><text:span text:style-name="T54"><text:s text:c="4"/></text:span><text:span text:style-name="T57">@Any</text:span></text:p>
            <text:p text:style-name="P4"><text:span text:style-name="T54"><text:s text:c="4"/></text:span><text:span text:style-name="T57">@Inject</text:span></text:p>
            <text:p text:style-name="P4"><text:span text:style-name="T54"><text:s text:c="4"/></text:span><text:span text:style-name="T53">private</text:span><text:span text:style-name="T54"> </text:span><text:span text:style-name="T58">Instance</text:span><text:span text:style-name="T54">&lt;</text:span><text:span text:style-name="T58">HelloService</text:span><text:span text:style-name="T54">&gt; </text:span><text:span text:style-name="T59">services</text:span><text:span text:style-name="T54">;</text:span></text:p>
            <text:p text:style-name="P4"><text:span text:style-name="T56"/></text:p>
            <text:p text:style-name="P4"><text:span text:style-name="T54"><text:s text:c="4"/></text:span><text:span text:style-name="T53">public</text:span><text:span text:style-name="T54"> </text:span><text:span text:style-name="T53">void</text:span><text:span text:style-name="T54"> </text:span><text:span text:style-name="T60">hello</text:span><text:span text:style-name="T54"> () {</text:span></text:p>
            <text:p text:style-name="P4"><text:span text:style-name="T54"><text:s text:c="8"/></text:span><text:span text:style-name="T58">Annotation</text:span><text:span text:style-name="T54"> </text:span><text:span text:style-name="T61">qualifier</text:span><text:span text:style-name="T54"> = </text:span><text:span text:style-name="T53">new</text:span><text:span text:style-name="T54"> </text:span><text:span text:style-name="T62">AnnotationLiteral</text:span><text:span text:style-name="T54">&lt;</text:span><text:span text:style-name="T57">English</text:span><text:span text:style-name="T54">&gt;() {};</text:span></text:p>
            <text:p text:style-name="P4"><text:span text:style-name="T54"><text:s text:c="8"/></text:span><text:span text:style-name="T58">HelloService</text:span><text:span text:style-name="T54"> </text:span><text:span text:style-name="T61">service</text:span><text:span text:style-name="T54"> = </text:span><text:span text:style-name="T59">services</text:span><text:span text:style-name="T54">.</text:span><text:span text:style-name="T63">select</text:span><text:span text:style-name="T54">(</text:span><text:span text:style-name="T64">qualifier</text:span><text:span text:style-name="T54">).</text:span><text:span text:style-name="T63">get</text:span><text:span text:style-name="T54">();</text:span></text:p>
            <text:p text:style-name="P4"><text:span text:style-name="T54"><text:s text:c="8"/></text:span><text:span text:style-name="T63">display</text:span><text:span text:style-name="T54">(</text:span><text:span text:style-name="T64">service</text:span><text:span text:style-name="T54">.</text:span><text:span text:style-name="T63">hello</text:span><text:span text:style-name="T54">());</text:span></text:p>
            <text:p text:style-name="P4"><text:span text:style-name="T54"><text:s text:c="4"/></text:span><text:span text:style-name="T54">}</text:span></text:p>
            <text:p text:style-name="P4"><text:span text:style-name="T56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6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65"/></text:p>
            <text:p text:style-name="P4"><text:span text:style-name="T65">public</text:span><text:span text:style-name="T66"> </text:span><text:span text:style-name="T65">class</text:span><text:span text:style-name="T66"> </text:span><text:span text:style-name="T67">RecordDatabase</text:span><text:span text:style-name="T68"> {</text:span></text:p>
            <text:p text:style-name="P4"><text:span text:style-name="T68"><text:s text:c="4"/></text:span><text:span text:style-name="T68">...</text:span></text:p>
            <text:p text:style-name="P4"><text:span text:style-name="T68">}</text:span></text:p>
            <text:p text:style-name="P4"><text:span text:style-name="T68"/></text:p>
            <text:p text:style-name="P4"><text:span text:style-name="T68">@ApplicationScoped</text:span></text:p>
            <text:p text:style-name="P4"><text:span text:style-name="T65">public</text:span><text:span text:style-name="T68"> </text:span><text:span text:style-name="T65">class</text:span><text:span text:style-name="T68"> </text:span><text:span text:style-name="T67">RecordService</text:span><text:span text:style-name="T68"> {</text:span></text:p>
            <text:p text:style-name="P4"><text:span text:style-name="T68"/></text:p>
            <text:p text:style-name="P4"><text:span text:style-name="T68"><text:s text:c="4"/></text:span><text:span text:style-name="T69">@Inject</text:span></text:p>
            <text:p text:style-name="P4"><text:span text:style-name="T68"><text:s text:c="4"/></text:span><text:span text:style-name="T65">private</text:span><text:span text:style-name="T68"> </text:span><text:span text:style-name="T67">RecordDatabase</text:span><text:span text:style-name="T68"> </text:span><text:span text:style-name="T70">database</text:span><text:span text:style-name="T68">;</text:span></text:p>
            <text:p text:style-name="P4"><text:span text:style-name="T68"/></text:p>
            <text:p text:style-name="P4"><text:span text:style-name="T6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Normal scope, proxied</text:p>
              </text:list-item>
              <text:list-item>
                <text:p>All users share the same instance</text:p>
              </text:list-item>
            </text:list>
            <text:p text:style-name="P4"><text:span text:style-name="T30"/></text:p>
            <text:p text:style-name="P4"><text:span text:style-name="T30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71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ormal scope, proxied</text:p>
              </text:list-item>
              <text:list-item>
                <text:p>Needs to be serializable</text:p>
              </text:list-item>
            </text:list>
            <text:p text:style-name="P4"><text:span text:style-name="T30"/></text:p>
            <text:p text:style-name="P4"><text:span text:style-name="T30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44">Serializabl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71">item</text:span><text:span text:style-name="T27">) {</text:span></text:p>
            <text:p text:style-name="P4"><text:span text:style-name="T27"><text:s text:c="8"/></text:span><text:span text:style-name="T72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  <text:list-item>
                <text:p>Normal scope, proxied</text:p>
              </text:list-item>
            </text:list>
            <text:p text:style-name="P4"><text:span text:style-name="T30"/></text:p>
            <text:p text:style-name="P4"><text:span text:style-name="T30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71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ormal scope, proxied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7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0"/></text:p>
            <text:p text:style-name="P4"><text:span text:style-name="T30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45"><text:s text:c="8"/></text:span><text:span text:style-name="T45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8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0"/></text:p>
            <text:p text:style-name="P4"><text:span text:style-name="T30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1">name</text:span><text:span text:style-name="T27">;</text:span></text:p>
            <text:p text:style-name="P4"><text:span text:style-name="T45"/></text:p>
            <text:p text:style-name="P4"><text:span text:style-name="T27">}</text:span></text:p>
            <text:p text:style-name="P4"><text:span text:style-name="T27"/></text:p>
            <text:p text:style-name="P4"><text:span text:style-name="T30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45"><text:s text:c="4"/></text:span><text:span text:style-name="T45">...</text:span></text:p>
            <text:p text:style-name="P4"><text:span text:style-name="T4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method calls</text:p>
          </draw:text-box>
        </draw:frame>
        <draw:frame presentation:style-name="pr19" draw:text-style-name="P13" draw:layer="layout" svg:width="25.199cm" svg:height="15.046cm" svg:x="1.4cm" svg:y="4.419cm" presentation:class="outline" presentation:user-transformed="true">
          <draw:text-box>
            <text:list text:style-name="L2">
              <text:list-item>
                <text:p>Proxy method calls to beans with other scope</text:p>
              </text:list-item>
            </text:list>
            <text:p text:style-name="P4"><text:span text:style-name="T30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1">user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31">user</text:span><text:span text:style-name="T27">.getId();</text:span></text:p>
            <text:p text:style-name="P4"><text:span text:style-name="T27"><text:s text:c="8"/></text:span><text:span text:style-name="T31">user</text:span><text:span text:style-name="T27">.getName();</text:span></text:p>
            <text:p text:style-name="P4"><text:span text:style-name="T27"><text:s text:c="8"/></text:span><text:span text:style-name="T31">hello</text:span><text:span text:style-name="T27">.</text:span><text:span text:style-name="T72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18" draw:text-style-name="P13" draw:layer="layout" svg:width="25.199cm" svg:height="14.216cm" svg:x="1.4cm" svg:y="4.736cm" presentation:class="outline" presentation:user-transformed="true">
          <draw:text-box>
            <text:list text:style-name="L2">
              <text:list-item>
                <text:p>Class names differ, do not rely on them</text:p>
              </text:list-item>
            </text:list>
            <text:p text:style-name="P4"><text:span text:style-name="T30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45">}</text:span></text:p>
            <text:p text:style-name="P4"><text:span text:style-name="T45"/></text:p>
            <text:p text:style-name="P4"><text:span text:style-name="T69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1">user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70"><text:s text:c="8"/></text:span><text:span text:style-name="T70">user</text:span><text:span text:style-name="T68">.getClass();</text:span></text:p>
            <text:p text:style-name="P4"><text:span text:style-name="T73"><text:s text:c="8"/></text:span><text:span text:style-name="T73">// org.jboss.weld.proxies.User$</text:span><text:span text:style-name="T74">Proxy</text:span><text:span text:style-name="T75">$_$$_WeldClientProxy</text:span></text:p>
            <text:p text:style-name="P4"><text:span text:style-name="T27"><text:s text:c="4"/></text:span><text:span text:style-name="T27">}</text:span></text:p>
            <text:p text:style-name="P4"><text:span text:style-name="T45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4"><text:span text:style-name="T30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1">name</text:span><text:span text:style-name="T27">;</text:span></text:p>
            <text:p text:style-name="P4"><text:span text:style-name="T45"/></text:p>
            <text:p text:style-name="P4"><text:span text:style-name="T27">}</text:span></text:p>
            <text:p text:style-name="P4"><text:span text:style-name="T27"/></text:p>
            <text:p text:style-name="P4"><text:span text:style-name="T76">org.jboss.weld.exceptions.DefinitionException</text:span><text:span text:style-name="T77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5" draw:text-style-name="P13" draw:layer="layout" svg:width="25.199cm" svg:height="14.941cm" svg:x="1.4cm" svg:y="4.363cm" presentation:class="outline" presentation:user-transformed="true">
          <draw:text-box>
            <text:p text:style-name="P4"><text:span text:style-name="T30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1">id</text:span><text:span text:style-name="T27">;</text:span></text:p>
            <text:p text:style-name="P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1">name</text:span><text:span text:style-name="T27">;</text:span></text:p>
            <text:p text:style-name="P4"><text:span text:style-name="T45">}</text:span></text:p>
            <text:p text:style-name="P4"><text:span text:style-name="T27"/></text:p>
            <text:p text:style-name="P4"><text:span text:style-name="T69">@ApplicationScoped</text:span></text:p>
            <text:p text:style-name="P4"><text:span text:style-name="T65">public</text:span><text:span text:style-name="T78"> </text:span><text:span text:style-name="T65">class</text:span><text:span text:style-name="T78"> </text:span><text:span text:style-name="T67">GreeterClient</text:span><text:span text:style-name="T78"> {</text:span></text:p>
            <text:p text:style-name="P4"><text:span text:style-name="T65"/></text:p>
            <text:p text:style-name="P4"><text:span text:style-name="T78"><text:s text:c="4"/></text:span><text:span text:style-name="T69">@Inject</text:span></text:p>
            <text:p text:style-name="P4"><text:span text:style-name="T78"><text:s text:c="4"/></text:span><text:span text:style-name="T65">private</text:span><text:span text:style-name="T78"> </text:span><text:span text:style-name="T67">User</text:span><text:span text:style-name="T78"> </text:span><text:span text:style-name="T67">user</text:span><text:span text:style-name="T78">;</text:span></text:p>
            <text:p text:style-name="P4"><text:span text:style-name="T65"/></text:p>
            <text:p text:style-name="P4"><text:span text:style-name="T78"><text:s text:c="4"/></text:span><text:span text:style-name="T65">public</text:span><text:span text:style-name="T78"> </text:span><text:span text:style-name="T65">void</text:span><text:span text:style-name="T78"> greet () {</text:span></text:p>
            <text:p text:style-name="P4"><text:span text:style-name="T78"><text:s text:c="8"/></text:span><text:span text:style-name="T79">// user.id is 0</text:span></text:p>
            <text:p text:style-name="P4"><text:span text:style-name="T78"><text:s text:c="8"/></text:span><text:span text:style-name="T79">// user.name is null</text:span></text:p>
            <text:p text:style-name="P4"><text:span text:style-name="T65"><text:s text:c="4"/></text:span><text:span text:style-name="T65">}</text:span></text:p>
            <text:p text:style-name="P4"><text:span text:style-name="T65"/></text:p>
            <text:p text:style-name="P4"><text:span text:style-name="T6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DI can not intercept the new keyword</text:p>
              </text:list-item>
            </text:list>
            <text:p text:style-name="P4"><text:span text:style-name="T80"/></text:p>
            <text:p text:style-name="P4"><text:span text:style-name="T80">public</text:span><text:span text:style-name="T81"> </text:span><text:span text:style-name="T80">class</text:span><text:span text:style-name="T81"> </text:span><text:span text:style-name="T82">DatabaseReplicator</text:span><text:span text:style-name="T81"> {</text:span></text:p>
            <text:p text:style-name="P4"><text:span text:style-name="T83"/></text:p>
            <text:p text:style-name="P4"><text:span text:style-name="T81"><text:s text:c="4"/></text:span><text:span text:style-name="T84">@Inject</text:span><text:span text:style-name="T81"> </text:span><text:span text:style-name="T84">@Source</text:span><text:span text:style-name="T81"> </text:span><text:span text:style-name="T80">private</text:span><text:span text:style-name="T81"> </text:span><text:span text:style-name="T82">Database</text:span><text:span text:style-name="T81"> </text:span><text:span text:style-name="T85">source</text:span><text:span text:style-name="T81">;</text:span></text:p>
            <text:p text:style-name="P4"><text:span text:style-name="T81"><text:s text:c="4"/></text:span><text:span text:style-name="T84">@Inject</text:span><text:span text:style-name="T81"> </text:span><text:span text:style-name="T84">@Source</text:span><text:span text:style-name="T81"> </text:span><text:span text:style-name="T80">private</text:span><text:span text:style-name="T81"> </text:span><text:span text:style-name="T82">Database</text:span><text:span text:style-name="T81"> </text:span><text:span text:style-name="T85">target</text:span><text:span text:style-name="T81">;</text:span></text:p>
            <text:p text:style-name="P4"><text:span text:style-name="T83"/></text:p>
            <text:p text:style-name="P4"><text:span text:style-name="T81"><text:s text:c="4"/></text:span><text:span text:style-name="T84">@Log</text:span></text:p>
            <text:p text:style-name="P4"><text:span text:style-name="T81"><text:s text:c="4"/></text:span><text:span text:style-name="T80">public</text:span><text:span text:style-name="T81"> </text:span><text:span text:style-name="T80">void</text:span><text:span text:style-name="T81"> </text:span><text:span text:style-name="T86">replicate</text:span><text:span text:style-name="T81"> () {</text:span></text:p>
            <text:p text:style-name="P4"><text:span text:style-name="T81"><text:s text:c="8"/></text:span><text:span text:style-name="T81">...</text:span></text:p>
            <text:p text:style-name="P4"><text:span text:style-name="T81"><text:s text:c="4"/></text:span><text:span text:style-name="T81">}</text:span></text:p>
            <text:p text:style-name="P4"><text:span text:style-name="T83"/></text:p>
            <text:p text:style-name="P4"><text:span text:style-name="T81">}</text:span></text:p>
            <text:p text:style-name="P4"><text:span text:style-name="T87"/></text:p>
            <text:p text:style-name="P4"><text:span text:style-name="T87">new</text:span><text:span text:style-name="T88"> </text:span><text:span text:style-name="T89">DatabaseReplicator</text:span><text:span text:style-name="T90">().replicate(); <text:s/></text:span><text:span text:style-name="T91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proxyable bean type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45"/></text:p>
            <text:p text:style-name="P4"><text:span text:style-name="T27"><text:s text:c="4"/></text:span><text:span text:style-name="T30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46">"http://database"</text:span><text:span text:style-name="T27">, </text:span><text:span text:style-name="T46">"user"</text:span><text:span text:style-name="T27">, </text:span><text:span text:style-name="T46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45">}</text:span></text:p>
            <text:p text:style-name="P4"><text:span text:style-name="T45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1">database</text:span><text:span text:style-name="T27">;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20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45"/></text:p>
            <text:p text:style-name="P4"><text:span text:style-name="T27"><text:s text:c="4"/></text:span><text:span text:style-name="T30">@Produces</text:span></text:p>
            <text:p text:style-name="P4"><text:span text:style-name="T32"><text:s text:c="4"/></text:span><text:span text:style-name="T30">@User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46">"http://users"</text:span><text:span text:style-name="T27">, </text:span><text:span text:style-name="T46">"user"</text:span><text:span text:style-name="T27">, </text:span><text:span text:style-name="T46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45">}</text:span></text:p>
            <text:p text:style-name="P4"><text:span text:style-name="T45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Servic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32"><text:s text:c="4"/></text:span><text:span text:style-name="T30">@Users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1">users</text:span><text:span text:style-name="T27">;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7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Produces</text:span></text:p>
            <text:p text:style-name="P4"><text:span text:style-name="T32"><text:s text:c="4"/></text:span><text:span text:style-name="T30">@ApplicationScoped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46">"http://database"</text:span><text:span text:style-name="T27">, </text:span><text:span text:style-name="T46">"user"</text:span><text:span text:style-name="T27">, </text:span><text:span text:style-name="T46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45">}</text:span></text:p>
            <text:p text:style-name="P4"><text:span text:style-name="T4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13" draw:layer="layout" svg:width="25.199cm" svg:height="13.859cm" svg:x="1.4cm" svg:y="5.70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open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46">"http://database"</text:span><text:span text:style-name="T27">, </text:span><text:span text:style-name="T46">"user"</text:span><text:span text:style-name="T27">, </text:span><text:span text:style-name="T46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loseDatabase</text:span><text:span text:style-name="T27"> (</text:span><text:span text:style-name="T30">@Disposes</text:span><text:span text:style-name="T27"> </text:span><text:span text:style-name="T28">Database</text:span><text:span text:style-name="T27"> </text:span><text:span text:style-name="T71">database</text:span><text:span text:style-name="T27">) {</text:span></text:p>
            <text:p text:style-name="P4"><text:span text:style-name="T27"><text:s text:c="8"/></text:span><text:span text:style-name="T92">database</text:span><text:span text:style-name="T27">.close(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26">public</text:span><text:span text:style-name="T27"> </text:span><text:span text:style-name="T26">class</text:span><text:span text:style-name="T27"> </text:span><text:span text:style-name="T28">LogProducer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Produces</text:span></text:p>
            <text:p text:style-name="P4"><text:span text:style-name="T27"><text:s text:c="4"/></text:span><text:span text:style-name="T26">public</text:span><text:span text:style-name="T27"> </text:span><text:span text:style-name="T28">Logger</text:span><text:span text:style-name="T27"> </text:span><text:span text:style-name="T32">produceLog</text:span><text:span text:style-name="T27"> (</text:span><text:span text:style-name="T44">InjectionPoint</text:span><text:span text:style-name="T27"> </text:span><text:span text:style-name="T71">injectionPoint</text:span><text:span text:style-name="T27">) {</text:span></text:p>
            <text:p text:style-name="P4"><text:span text:style-name="T27"><text:s text:c="8"/></text:span><text:span text:style-name="T44">Member</text:span><text:span text:style-name="T27"> </text:span><text:span text:style-name="T71">member</text:span><text:span text:style-name="T27"> = </text:span><text:span text:style-name="T92">injectionPoint</text:span><text:span text:style-name="T27">.</text:span><text:span text:style-name="T72">getMember</text:span><text:span text:style-name="T27">();</text:span></text:p>
            <text:p text:style-name="P4"><text:span text:style-name="T27"><text:s text:c="8"/></text:span><text:span text:style-name="T28">Class</text:span><text:span text:style-name="T27">&lt;?&gt; </text:span><text:span text:style-name="T71">clazz</text:span><text:span text:style-name="T27"> = </text:span><text:span text:style-name="T92">member</text:span><text:span text:style-name="T27">.</text:span><text:span text:style-name="T72">getDeclaringClass</text:span><text:span text:style-name="T27">();</text:span></text:p>
            <text:p text:style-name="P4"><text:span text:style-name="T27"><text:s text:c="8"/></text:span><text:span text:style-name="T26">return</text:span><text:span text:style-name="T27"> </text:span><text:span text:style-name="T28">Logger</text:span><text:span text:style-name="T27">.</text:span><text:span text:style-name="T72">getLogger</text:span><text:span text:style-name="T27">(</text:span><text:span text:style-name="T92">clazz</text:span><text:span text:style-name="T27">.getName()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MapProducer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Produces</text:span></text:p>
            <text:p text:style-name="P4"><text:span text:style-name="T27"><text:s text:c="4"/></text:span><text:span text:style-name="T26">public</text:span><text:span text:style-name="T27"> &lt;</text:span><text:span text:style-name="T28">K</text:span><text:span text:style-name="T27">, </text:span><text:span text:style-name="T28">V</text:span><text:span text:style-name="T27">&gt; </text:span><text:span text:style-name="T44">Map</text:span><text:span text:style-name="T27">&lt;</text:span><text:span text:style-name="T28">K</text:span><text:span text:style-name="T27">, </text:span><text:span text:style-name="T28">V</text:span><text:span text:style-name="T27">&gt; </text:span><text:span text:style-name="T32">produceMap</text:span><text:span text:style-name="T27"> (</text:span><text:span text:style-name="T44">InjectionPoint</text:span><text:span text:style-name="T27"> </text:span><text:span text:style-name="T71">ip</text:span><text:span text:style-name="T27">) {</text:span></text:p>
            <text:p text:style-name="P4"><text:span text:style-name="T27"><text:s text:c="8"/></text:span><text:span text:style-name="T26">if</text:span><text:span text:style-name="T27">( valueIsNumber(</text:span><text:span text:style-name="T92">ip</text:span><text:span text:style-name="T27">.</text:span><text:span text:style-name="T72">getType</text:span><text:span text:style-name="T27">()) ){</text:span></text:p>
            <text:p text:style-name="P4"><text:span text:style-name="T27"><text:s text:c="12"/></text:span><text:span text:style-name="T26">return</text:span><text:span text:style-name="T27"> </text:span><text:span text:style-name="T26">new</text:span><text:span text:style-name="T27"> </text:span><text:span text:style-name="T28">TreeMap</text:span><text:span text:style-name="T27">&lt;&gt;();</text:span></text:p>
            <text:p text:style-name="P4"><text:span text:style-name="T27"><text:s text:c="8"/></text:span><text:span text:style-name="T27">}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HashMap</text:span><text:span text:style-name="T27">&lt;&gt;(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4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5" draw:text-style-name="P13" draw:layer="layout" svg:width="25.199cm" svg:height="14.941cm" svg:x="1.4cm" svg:y="4.92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RecordDatabas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44">Event</text:span><text:span text:style-name="T27">&lt;</text:span><text:span text:style-name="T28">Record</text:span><text:span text:style-name="T27">&gt; </text:span><text:span text:style-name="T31">recordAdded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Record</text:span><text:span text:style-name="T27"> (</text:span><text:span text:style-name="T28">Record</text:span><text:span text:style-name="T27"> </text:span><text:span text:style-name="T71">record</text:span><text:span text:style-name="T27">) {</text:span></text:p>
            <text:p text:style-name="P4"><text:span text:style-name="T27"><text:s text:c="8"/></text:span><text:span text:style-name="T31">recordAdded</text:span><text:span text:style-name="T27">.</text:span><text:span text:style-name="T72">fire</text:span><text:span text:style-name="T27">(</text:span><text:span text:style-name="T92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Logger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istenRecord</text:span><text:span text:style-name="T27"> (</text:span><text:span text:style-name="T30">@Observes</text:span><text:span text:style-name="T27"> </text:span><text:span text:style-name="T28">Record</text:span><text:span text:style-name="T27"> </text:span><text:span text:style-name="T71">record</text:span><text:span text:style-name="T27">) {</text:span></text:p>
            <text:p text:style-name="P4"><text:span text:style-name="T27"><text:s text:c="8"/></text:span><text:span text:style-name="T28">System</text:span><text:span text:style-name="T27">.</text:span><text:span text:style-name="T47">out</text:span><text:span text:style-name="T27">.println(</text:span><text:span text:style-name="T46">"Received: "</text:span><text:span text:style-name="T27"> + </text:span><text:span text:style-name="T92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1" draw:text-style-name="P18" draw:layer="layout" svg:width="25.199cm" svg:height="14.901cm" svg:x="1.4cm" svg:y="5.755cm" presentation:class="outline" presentation:user-transformed="true">
          <draw:text-box>
            <text:p text:style-name="P4"><text:span text:style-name="T53">public</text:span><text:span text:style-name="T54"> </text:span><text:span text:style-name="T53">class</text:span><text:span text:style-name="T54"> </text:span><text:span text:style-name="T55">RecordDatabase</text:span><text:span text:style-name="T54"> {</text:span></text:p>
            <text:p text:style-name="P4"><text:span text:style-name="T56"/></text:p>
            <text:p text:style-name="P4"><text:span text:style-name="T54"><text:s text:c="4"/></text:span><text:span text:style-name="T57">@Inject</text:span></text:p>
            <text:p text:style-name="P4"><text:span text:style-name="T54"><text:s text:c="4"/></text:span><text:span text:style-name="T53">private</text:span><text:span text:style-name="T54"> </text:span><text:span text:style-name="T58">Event</text:span><text:span text:style-name="T54">&lt;</text:span><text:span text:style-name="T55">Record</text:span><text:span text:style-name="T54">&gt; </text:span><text:span text:style-name="T59">recordAdded</text:span><text:span text:style-name="T54">;</text:span></text:p>
            <text:p text:style-name="P4"><text:span text:style-name="T56"/></text:p>
            <text:p text:style-name="P4"><text:span text:style-name="T54"><text:s text:c="4"/></text:span><text:span text:style-name="T53">public</text:span><text:span text:style-name="T54"> </text:span><text:span text:style-name="T53">void</text:span><text:span text:style-name="T54"> </text:span><text:span text:style-name="T60">addRecord</text:span><text:span text:style-name="T54"> (</text:span><text:span text:style-name="T55">Record</text:span><text:span text:style-name="T54"> </text:span><text:span text:style-name="T61">record</text:span><text:span text:style-name="T54">) {</text:span></text:p>
            <text:p text:style-name="P4"><text:span text:style-name="T54"><text:s text:c="8"/></text:span><text:span text:style-name="T58">Annotation</text:span><text:span text:style-name="T54"> </text:span><text:span text:style-name="T61">annotation</text:span><text:span text:style-name="T54"> = </text:span><text:span text:style-name="T53">new</text:span><text:span text:style-name="T54"> </text:span><text:span text:style-name="T62">AnnotationLiteral</text:span><text:span text:style-name="T54">&lt;</text:span><text:span text:style-name="T57">Added</text:span><text:span text:style-name="T54">&gt;() {};</text:span></text:p>
            <text:p text:style-name="P4"><text:span text:style-name="T54"><text:s text:c="8"/></text:span><text:span text:style-name="T59">recordAdded</text:span><text:span text:style-name="T54">.</text:span><text:span text:style-name="T63">select</text:span><text:span text:style-name="T54">(</text:span><text:span text:style-name="T64">annotation</text:span><text:span text:style-name="T54">).</text:span><text:span text:style-name="T63">fire</text:span><text:span text:style-name="T54">(</text:span><text:span text:style-name="T64">record</text:span><text:span text:style-name="T54">);</text:span></text:p>
            <text:p text:style-name="P4"><text:span text:style-name="T54"><text:s text:c="4"/></text:span><text:span text:style-name="T54">}</text:span></text:p>
            <text:p text:style-name="P4"><text:span text:style-name="T56"/></text:p>
            <text:p text:style-name="P4"><text:span text:style-name="T54">}</text:span></text:p>
            <text:p text:style-name="P4"><text:span text:style-name="T54"/></text:p>
            <text:p text:style-name="P4"><text:span text:style-name="T53">public</text:span><text:span text:style-name="T54"> </text:span><text:span text:style-name="T53">class</text:span><text:span text:style-name="T54"> </text:span><text:span text:style-name="T55">RecordLogger</text:span><text:span text:style-name="T54"> {</text:span></text:p>
            <text:p text:style-name="P4"><text:span text:style-name="T56"/></text:p>
            <text:p text:style-name="P4"><text:span text:style-name="T54"><text:s text:c="4"/></text:span><text:span text:style-name="T53">public</text:span><text:span text:style-name="T54"> </text:span><text:span text:style-name="T53">void</text:span><text:span text:style-name="T54"> </text:span><text:span text:style-name="T60">objectEvent</text:span><text:span text:style-name="T54"> (</text:span><text:span text:style-name="T57">@Observes</text:span><text:span text:style-name="T54"> </text:span><text:span text:style-name="T55">Object</text:span><text:span text:style-name="T54"> </text:span><text:span text:style-name="T61">object</text:span><text:span text:style-name="T54">) {}</text:span></text:p>
            <text:p text:style-name="P4"><text:span text:style-name="T54"><text:s text:c="4"/></text:span><text:span text:style-name="T53">public</text:span><text:span text:style-name="T54"> </text:span><text:span text:style-name="T53">void</text:span><text:span text:style-name="T54"> </text:span><text:span text:style-name="T60">recordEvent</text:span><text:span text:style-name="T54"> (</text:span><text:span text:style-name="T57">@Observes</text:span><text:span text:style-name="T54"> </text:span><text:span text:style-name="T55">Record</text:span><text:span text:style-name="T54"> </text:span><text:span text:style-name="T61">record</text:span><text:span text:style-name="T54">) {}</text:span></text:p>
            <text:p text:style-name="P4"><text:span text:style-name="T54"><text:s text:c="4"/></text:span><text:span text:style-name="T53">public</text:span><text:span text:style-name="T54"> </text:span><text:span text:style-name="T53">void</text:span><text:span text:style-name="T54"> </text:span><text:span text:style-name="T60">recordAdded</text:span><text:span text:style-name="T54"> (</text:span><text:span text:style-name="T57">@Observes</text:span><text:span text:style-name="T54"> </text:span><text:span text:style-name="T57">@Added</text:span><text:span text:style-name="T54"> </text:span><text:span text:style-name="T55">Record</text:span><text:span text:style-name="T54"> </text:span><text:span text:style-name="T61">record</text:span><text:span text:style-name="T54">) {}</text:span></text:p>
            <text:p text:style-name="P4"><text:span text:style-name="T54"><text:s text:c="4"/></text:span><text:span text:style-name="T53">public</text:span><text:span text:style-name="T54"> </text:span><text:span text:style-name="T53">void</text:span><text:span text:style-name="T54"> </text:span><text:span text:style-name="T60">recordDeleted</text:span><text:span text:style-name="T54"> (</text:span><text:span text:style-name="T57">@Observes</text:span><text:span text:style-name="T54"> </text:span><text:span text:style-name="T57">@Deleted</text:span><text:span text:style-name="T54"> </text:span><text:span text:style-name="T55">Record</text:span><text:span text:style-name="T54"> </text:span><text:span text:style-name="T61">record</text:span><text:span text:style-name="T54">) {}</text:span></text:p>
            <text:p text:style-name="P4"><text:span text:style-name="T56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8" draw:layer="layout" svg:width="25.199cm" svg:height="13.859cm" svg:x="1.4cm" svg:y="4.914cm" presentation:class="outline">
          <draw:text-box>
            <text:p text:style-name="P4"><text:span text:style-name="T53">public</text:span><text:span text:style-name="T54"> </text:span><text:span text:style-name="T53">class</text:span><text:span text:style-name="T54"> </text:span><text:span text:style-name="T55">RecordLogger</text:span><text:span text:style-name="T54"> {</text:span></text:p>
            <text:p text:style-name="P4"><text:span text:style-name="T56"/></text:p>
            <text:p text:style-name="P4"><text:span text:style-name="T54"><text:s text:c="4"/></text:span><text:span text:style-name="T53">public</text:span><text:span text:style-name="T54"> </text:span><text:span text:style-name="T53">void</text:span><text:span text:style-name="T54"> </text:span><text:span text:style-name="T60">recordString</text:span><text:span text:style-name="T54"> (</text:span><text:span text:style-name="T57">@Observes</text:span><text:span text:style-name="T54"> </text:span><text:span text:style-name="T55">Record</text:span><text:span text:style-name="T54">&lt;</text:span><text:span text:style-name="T55">String</text:span><text:span text:style-name="T54">&gt; </text:span><text:span text:style-name="T61">record</text:span><text:span text:style-name="T54">) {}</text:span></text:p>
            <text:p text:style-name="P4"><text:span text:style-name="T54"><text:s text:c="4"/></text:span><text:span text:style-name="T53">public</text:span><text:span text:style-name="T54"> </text:span><text:span text:style-name="T53">void</text:span><text:span text:style-name="T54"> </text:span><text:span text:style-name="T60">recordNumber</text:span><text:span text:style-name="T54"> (</text:span><text:span text:style-name="T57">@Observes</text:span><text:span text:style-name="T54"> </text:span><text:span text:style-name="T55">Record</text:span><text:span text:style-name="T54">&lt;</text:span><text:span text:style-name="T62">Number</text:span><text:span text:style-name="T54">&gt; </text:span><text:span text:style-name="T61">record</text:span><text:span text:style-name="T54">) {}</text:span></text:p>
            <text:p text:style-name="P4"><text:span text:style-name="T56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Request</text:span><text:span text:style-name="T27">(</text:span><text:span text:style-name="T30">@Observes</text:span><text:span text:style-name="T27"> </text:span><text:span text:style-name="T30">@Initialized</text:span><text:span text:style-name="T27">(</text:span><text:span text:style-name="T30">RequestScoped</text:span><text:span text:style-name="T27">.</text:span><text:span text:style-name="T26">class</text:span><text:span text:style-name="T27">) </text:span><text:span text:style-name="T44">ServletRequest</text:span><text:span text:style-name="T27"> </text:span><text:span text:style-name="T71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Request</text:span><text:span text:style-name="T27">(</text:span><text:span text:style-name="T30">@Observes</text:span><text:span text:style-name="T27"> </text:span><text:span text:style-name="T30">@Destroyed</text:span><text:span text:style-name="T27">(</text:span><text:span text:style-name="T30">RequestScoped</text:span><text:span text:style-name="T27">.</text:span><text:span text:style-name="T26">class</text:span><text:span text:style-name="T27">) </text:span><text:span text:style-name="T44">HttpSession</text:span><text:span text:style-name="T27"> </text:span><text:span text:style-name="T71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Session</text:span><text:span text:style-name="T27">(</text:span><text:span text:style-name="T30">@Observes</text:span><text:span text:style-name="T27"> </text:span><text:span text:style-name="T30">@Initialized</text:span><text:span text:style-name="T27">(</text:span><text:span text:style-name="T30">SessionScoped</text:span><text:span text:style-name="T27">.</text:span><text:span text:style-name="T26">class</text:span><text:span text:style-name="T27">) </text:span><text:span text:style-name="T44">ServletRequest</text:span><text:span text:style-name="T27"> </text:span><text:span text:style-name="T71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Session</text:span><text:span text:style-name="T27">(</text:span><text:span text:style-name="T30">@Observes</text:span><text:span text:style-name="T27"> </text:span><text:span text:style-name="T30">@Destroyed</text:span><text:span text:style-name="T27">(</text:span><text:span text:style-name="T30">SessionScoped</text:span><text:span text:style-name="T27">.</text:span><text:span text:style-name="T26">class</text:span><text:span text:style-name="T27">) </text:span><text:span text:style-name="T44">HttpSession</text:span><text:span text:style-name="T27"> </text:span><text:span text:style-name="T71">req</text:span><text:span text:style-name="T27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p text:style-name="P4"><text:span text:style-name="T30">@Decorator</text:span></text:p>
            <text:p text:style-name="P4"><text:span text:style-name="T30">@Priority</text:span><text:span text:style-name="T27">(</text:span><text:span text:style-name="T30">Interceptor</text:span><text:span text:style-name="T27">.</text:span><text:span text:style-name="T28">Priority</text:span><text:span text:style-name="T27">.</text:span><text:span text:style-name="T47">APPLICATIO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elloDecorator</text:span><text:span text:style-name="T27"> </text:span><text:span text:style-name="T26">implements</text:span><text:span text:style-name="T27"> </text:span><text:span text:style-name="T44">HelloService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30">@Delegate</text:span></text:p>
            <text:p text:style-name="P4"><text:span text:style-name="T27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30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46">"Decorated "</text:span><text:span text:style-name="T27"> + </text:span><text:span text:style-name="T31">hello</text:span><text:span text:style-name="T27">.</text:span><text:span text:style-name="T72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13" draw:layer="layout" svg:width="25.199cm" svg:height="13.859cm" svg:x="1.4cm" svg:y="4.915cm" presentation:class="outline" presentation:user-transformed="true">
          <draw:text-box>
            <text:p text:style-name="P4"><text:span text:style-name="T30">@Log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27"/></text:p>
            <text:p text:style-name="P4"><text:span text:style-name="T66"><text:s text:c="4"/></text:span><text:span text:style-name="T65">public</text:span><text:span text:style-name="T66"> </text:span><text:span text:style-name="T67">GreeterClient</text:span><text:span text:style-name="T68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72">display</text:span><text:span text:style-name="T27">(</text:span><text:span text:style-name="T31">hello</text:span><text:span text:style-name="T27">.</text:span><text:span text:style-name="T72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27"/></text:p>
            <text:p text:style-name="P4"><text:span text:style-name="T30"><text:s text:c="4"/></text:span><text:span text:style-name="T30">@Log</text:span></text:p>
            <text:p text:style-name="P4"><text:span text:style-name="T66"><text:s text:c="4"/></text:span><text:span text:style-name="T65">public</text:span><text:span text:style-name="T66"> </text:span><text:span text:style-name="T67">GreeterClient</text:span><text:span text:style-name="T68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72">display</text:span><text:span text:style-name="T27">(</text:span><text:span text:style-name="T31">hello</text:span><text:span text:style-name="T27">.</text:span><text:span text:style-name="T72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GreeterClient</text:span><text:span text:style-name="T32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27"/></text:p>
            <text:p text:style-name="P4"><text:span text:style-name="T66"><text:s text:c="4"/></text:span><text:span text:style-name="T65">public</text:span><text:span text:style-name="T66"> </text:span><text:span text:style-name="T67">GreeterClient</text:span><text:span text:style-name="T68"> () {}</text:span></text:p>
            <text:p text:style-name="P4"><text:span text:style-name="T27"/></text:p>
            <text:p text:style-name="P4"><text:span text:style-name="T30"><text:s text:c="4"/></text:span><text:span text:style-name="T30">@Log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72">display</text:span><text:span text:style-name="T27">(</text:span><text:span text:style-name="T31">hello</text:span><text:span text:style-name="T27">.</text:span><text:span text:style-name="T72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p text:style-name="P4"><text:span text:style-name="T30">@InterceptorBinding</text:span></text:p>
            <text:p text:style-name="P4"><text:span text:style-name="T30">@Target</text:span><text:span text:style-name="T27">({</text:span><text:span text:style-name="T47">CONSTRUCTOR</text:span><text:span text:style-name="T27">,</text:span><text:span text:style-name="T47"> METHOD</text:span><text:span text:style-name="T27">, </text:span><text:span text:style-name="T47">TYPE</text:span><text:span text:style-name="T27">})</text:span></text:p>
            <text:p text:style-name="P4"><text:span text:style-name="T30">@Retention</text:span><text:span text:style-name="T27">(</text:span><text:span text:style-name="T47">RUNTIME</text:span><text:span text:style-name="T27">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0">Log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hod interceptor</text:p>
          </draw:text-box>
        </draw:frame>
        <draw:frame presentation:style-name="pr22" draw:text-style-name="P18" draw:layer="layout" svg:width="25.199cm" svg:height="14.156cm" svg:x="1.4cm" svg:y="4.914cm" presentation:class="outline" presentation:user-transformed="true">
          <draw:text-box>
            <text:p text:style-name="P4"><text:span text:style-name="T57">@Interceptor</text:span></text:p>
            <text:p text:style-name="P4"><text:span text:style-name="T57">@Log</text:span></text:p>
            <text:p text:style-name="P4"><text:span text:style-name="T57">@Priority</text:span><text:span text:style-name="T54">(</text:span><text:span text:style-name="T57">Interceptor</text:span><text:span text:style-name="T54">.</text:span><text:span text:style-name="T55">Priority</text:span><text:span text:style-name="T54">.</text:span><text:span text:style-name="T93">APPLICATION</text:span><text:span text:style-name="T54">)</text:span></text:p>
            <text:p text:style-name="P4"><text:span text:style-name="T53">public</text:span><text:span text:style-name="T54"> </text:span><text:span text:style-name="T53">class</text:span><text:span text:style-name="T54"> </text:span><text:span text:style-name="T55">LogInterceptor</text:span><text:span text:style-name="T54"> {</text:span></text:p>
            <text:p text:style-name="P4"><text:span text:style-name="T56"/></text:p>
            <text:p text:style-name="P4"><text:span text:style-name="T54"><text:s text:c="4"/></text:span><text:span text:style-name="T57">@AroundInvoke</text:span></text:p>
            <text:p text:style-name="P4"><text:span text:style-name="T54"><text:s text:c="4"/></text:span><text:span text:style-name="T53">public</text:span><text:span text:style-name="T54"> </text:span><text:span text:style-name="T55">Object</text:span><text:span text:style-name="T54"> </text:span><text:span text:style-name="T60">log</text:span><text:span text:style-name="T54"> (</text:span><text:span text:style-name="T58">InvocationContext</text:span><text:span text:style-name="T54"> </text:span><text:span text:style-name="T61">ic</text:span><text:span text:style-name="T54">) </text:span><text:span text:style-name="T53">throws</text:span><text:span text:style-name="T54"> </text:span><text:span text:style-name="T55">Exception</text:span><text:span text:style-name="T54"> {</text:span></text:p>
            <text:p text:style-name="P4"><text:span text:style-name="T54"><text:s text:c="8"/></text:span><text:span text:style-name="T55">System</text:span><text:span text:style-name="T54">.</text:span><text:span text:style-name="T93">out</text:span><text:span text:style-name="T54">.println(</text:span><text:span text:style-name="T94">"Start "</text:span><text:span text:style-name="T54"> + </text:span><text:span text:style-name="T64">ic</text:span><text:span text:style-name="T54">.</text:span><text:span text:style-name="T63">getMethod</text:span><text:span text:style-name="T54">().getName());</text:span></text:p>
            <text:p text:style-name="P4"><text:span text:style-name="T54"><text:s text:c="8"/></text:span><text:span text:style-name="T53">try</text:span><text:span text:style-name="T54">{</text:span></text:p>
            <text:p text:style-name="P4"><text:span text:style-name="T54"><text:s text:c="12"/></text:span><text:span text:style-name="T53">return</text:span><text:span text:style-name="T54"> </text:span><text:span text:style-name="T64">ic</text:span><text:span text:style-name="T54">.</text:span><text:span text:style-name="T63">proceed</text:span><text:span text:style-name="T54">();</text:span></text:p>
            <text:p text:style-name="P4"><text:span text:style-name="T54"><text:s text:c="8"/></text:span><text:span text:style-name="T54">}</text:span><text:span text:style-name="T53">catch</text:span><text:span text:style-name="T54">( </text:span><text:span text:style-name="T55">Exception</text:span><text:span text:style-name="T54"> </text:span><text:span text:style-name="T61">e</text:span><text:span text:style-name="T54"> ){</text:span></text:p>
            <text:p text:style-name="P4"><text:span text:style-name="T54"><text:s text:c="12"/></text:span><text:span text:style-name="T55">System</text:span><text:span text:style-name="T54">.</text:span><text:span text:style-name="T93">out</text:span><text:span text:style-name="T54">.println(</text:span><text:span text:style-name="T94">"Exception "</text:span><text:span text:style-name="T54"> + </text:span><text:span text:style-name="T64">e</text:span><text:span text:style-name="T54">);</text:span></text:p>
            <text:p text:style-name="P4"><text:span text:style-name="T54"><text:s text:c="12"/></text:span><text:span text:style-name="T53">throw</text:span><text:span text:style-name="T54"> </text:span><text:span text:style-name="T64">e</text:span><text:span text:style-name="T54">;</text:span></text:p>
            <text:p text:style-name="P4"><text:span text:style-name="T54"><text:s text:c="8"/></text:span><text:span text:style-name="T54">}</text:span><text:span text:style-name="T53">finally</text:span><text:span text:style-name="T54">{</text:span></text:p>
            <text:p text:style-name="P4"><text:span text:style-name="T54"><text:s text:c="12"/></text:span><text:span text:style-name="T55">System</text:span><text:span text:style-name="T54">.</text:span><text:span text:style-name="T93">out</text:span><text:span text:style-name="T54">.println(</text:span><text:span text:style-name="T94">"End "</text:span><text:span text:style-name="T54"> + </text:span><text:span text:style-name="T64">ic</text:span><text:span text:style-name="T54">.</text:span><text:span text:style-name="T63">getMethod</text:span><text:span text:style-name="T54">().getName());</text:span></text:p>
            <text:p text:style-name="P4"><text:span text:style-name="T54"><text:s text:c="8"/></text:span><text:span text:style-name="T54">}</text:span></text:p>
            <text:p text:style-name="P4"><text:span text:style-name="T54"><text:s text:c="4"/></text:span><text:span text:style-name="T54">}</text:span></text:p>
            <text:p text:style-name="P4"><text:span text:style-name="T56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or interceptor</text:p>
          </draw:text-box>
        </draw:frame>
        <draw:frame presentation:style-name="pr22" draw:layer="layout" svg:width="25.199cm" svg:height="14.156cm" svg:x="1.4cm" svg:y="4.914cm" presentation:class="outline" presentation:user-transformed="true">
          <draw:text-box>
            <text:p text:style-name="P4"><text:span text:style-name="T57">@Interceptor</text:span></text:p>
            <text:p text:style-name="P4"><text:span text:style-name="T57">@Log</text:span></text:p>
            <text:p text:style-name="P4"><text:span text:style-name="T57">@Priority</text:span><text:span text:style-name="T54">(</text:span><text:span text:style-name="T57">Interceptor</text:span><text:span text:style-name="T54">.</text:span><text:span text:style-name="T55">Priority</text:span><text:span text:style-name="T54">.</text:span><text:span text:style-name="T93">APPLICATION</text:span><text:span text:style-name="T54">)</text:span></text:p>
            <text:p text:style-name="P4"><text:span text:style-name="T53">public</text:span><text:span text:style-name="T54"> </text:span><text:span text:style-name="T53">class</text:span><text:span text:style-name="T54"> </text:span><text:span text:style-name="T55">LogInterceptor</text:span><text:span text:style-name="T54"> {</text:span></text:p>
            <text:p text:style-name="P4"><text:span text:style-name="T56"/></text:p>
            <text:p text:style-name="P4"><text:span text:style-name="T54"><text:s text:c="4"/></text:span><text:span text:style-name="T57">@AroundConstruct</text:span></text:p>
            <text:p text:style-name="P4"><text:span text:style-name="T54"><text:s text:c="4"/></text:span><text:span text:style-name="T53">public</text:span><text:span text:style-name="T54"> </text:span><text:span text:style-name="T55">Object</text:span><text:span text:style-name="T54"> </text:span><text:span text:style-name="T60">log</text:span><text:span text:style-name="T54"> (</text:span><text:span text:style-name="T58">InvocationContext</text:span><text:span text:style-name="T54"> </text:span><text:span text:style-name="T61">ic</text:span><text:span text:style-name="T54">) </text:span><text:span text:style-name="T53">throws</text:span><text:span text:style-name="T54"> </text:span><text:span text:style-name="T55">Exception</text:span><text:span text:style-name="T54"> {</text:span></text:p>
            <text:p text:style-name="P4"><text:span text:style-name="T54"><text:s text:c="8"/></text:span><text:span text:style-name="T55">System</text:span><text:span text:style-name="T54">.</text:span><text:span text:style-name="T93">out</text:span><text:span text:style-name="T54">.println(</text:span><text:span text:style-name="T94">"Start "</text:span><text:span text:style-name="T54"> + </text:span><text:span text:style-name="T64">ic</text:span><text:span text:style-name="T54">.</text:span><text:span text:style-name="T63">getConstructor</text:span><text:span text:style-name="T54">().getName());</text:span></text:p>
            <text:p text:style-name="P4"><text:span text:style-name="T54"><text:s text:c="8"/></text:span><text:span text:style-name="T53">try</text:span><text:span text:style-name="T54">{</text:span></text:p>
            <text:p text:style-name="P4"><text:span text:style-name="T54"><text:s text:c="12"/></text:span><text:span text:style-name="T53">return</text:span><text:span text:style-name="T54"> </text:span><text:span text:style-name="T64">ic</text:span><text:span text:style-name="T54">.</text:span><text:span text:style-name="T63">proceed</text:span><text:span text:style-name="T54">();</text:span></text:p>
            <text:p text:style-name="P4"><text:span text:style-name="T54"><text:s text:c="8"/></text:span><text:span text:style-name="T54">}</text:span><text:span text:style-name="T53">catch</text:span><text:span text:style-name="T54">( </text:span><text:span text:style-name="T55">Exception</text:span><text:span text:style-name="T54"> </text:span><text:span text:style-name="T61">e</text:span><text:span text:style-name="T54"> ){</text:span></text:p>
            <text:p text:style-name="P4"><text:span text:style-name="T54"><text:s text:c="12"/></text:span><text:span text:style-name="T55">System</text:span><text:span text:style-name="T54">.</text:span><text:span text:style-name="T93">out</text:span><text:span text:style-name="T54">.println(</text:span><text:span text:style-name="T94">"Exception "</text:span><text:span text:style-name="T54"> + </text:span><text:span text:style-name="T64">e</text:span><text:span text:style-name="T54">);</text:span></text:p>
            <text:p text:style-name="P4"><text:span text:style-name="T54"><text:s text:c="12"/></text:span><text:span text:style-name="T53">throw</text:span><text:span text:style-name="T54"> </text:span><text:span text:style-name="T64">e</text:span><text:span text:style-name="T54">;</text:span></text:p>
            <text:p text:style-name="P4"><text:span text:style-name="T54"><text:s text:c="8"/></text:span><text:span text:style-name="T54">}</text:span><text:span text:style-name="T53">finally</text:span><text:span text:style-name="T54">{</text:span></text:p>
            <text:p text:style-name="P4"><text:span text:style-name="T54"><text:s text:c="12"/></text:span><text:span text:style-name="T55">System</text:span><text:span text:style-name="T54">.</text:span><text:span text:style-name="T93">out</text:span><text:span text:style-name="T54">.println(</text:span><text:span text:style-name="T94">"End "</text:span><text:span text:style-name="T54"> + </text:span><text:span text:style-name="T64">ic</text:span><text:span text:style-name="T54">.</text:span><text:span text:style-name="T63">getConstructor</text:span><text:span text:style-name="T54">().getName());</text:span></text:p>
            <text:p text:style-name="P4"><text:span text:style-name="T54"><text:s text:c="8"/></text:span><text:span text:style-name="T54">}</text:span></text:p>
            <text:p text:style-name="P4"><text:span text:style-name="T54"><text:s text:c="4"/></text:span><text:span text:style-name="T54">}</text:span></text:p>
            <text:p text:style-name="P4"><text:span text:style-name="T56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ping Java SE application</text:p>
          </draw:text-box>
        </draw:frame>
        <draw:frame presentation:style-name="pr5" draw:text-style-name="P5" draw:layer="layout" svg:width="25.199cm" svg:height="13.859cm" svg:x="1.4cm" svg:y="6.124cm" presentation:class="outline" presentation:user-transformed="true">
          <draw:text-box>
            <text:p text:style-name="P4"><text:span text:style-name="T95">public</text:span><text:span text:style-name="T6"> </text:span><text:span text:style-name="T95">static</text:span><text:span text:style-name="T6"> </text:span><text:span text:style-name="T95">void</text:span><text:span text:style-name="T6"> </text:span><text:span text:style-name="T96">main</text:span><text:span text:style-name="T6"> (</text:span><text:span text:style-name="T97">String</text:span><text:span text:style-name="T6">[] </text:span><text:span text:style-name="T98">args</text:span><text:span text:style-name="T6">) {</text:span></text:p>
            <text:p text:style-name="P4"><text:span text:style-name="T4"/></text:p>
            <text:p text:style-name="P4"><text:span text:style-name="T6"><text:s text:c="4"/></text:span><text:span text:style-name="T99">SeContainerInitializer</text:span><text:span text:style-name="T6"> </text:span><text:span text:style-name="T98">initializer</text:span><text:span text:style-name="T6"> = </text:span><text:span text:style-name="T99">SeContainerInitializer</text:span><text:span text:style-name="T6">.</text:span><text:span text:style-name="T100">newInstance</text:span><text:span text:style-name="T6">();</text:span></text:p>
            <text:p text:style-name="P4"><text:span text:style-name="T6"><text:s text:c="4"/></text:span><text:span text:style-name="T95">try</text:span><text:span text:style-name="T6">( </text:span><text:span text:style-name="T101">SeContainer</text:span><text:span text:style-name="T6"> </text:span><text:span text:style-name="T98">container</text:span><text:span text:style-name="T6"> = </text:span><text:span text:style-name="T102">initializer</text:span><text:span text:style-name="T6">.</text:span><text:span text:style-name="T100">initialize</text:span><text:span text:style-name="T6">() ){</text:span></text:p>
            <text:p text:style-name="P4"><text:span text:style-name="T6"><text:s text:c="8"/></text:span><text:span text:style-name="T102">container</text:span><text:span text:style-name="T6">.</text:span><text:span text:style-name="T100">select</text:span><text:span text:style-name="T6">(</text:span><text:span text:style-name="T97">GreeterClient</text:span><text:span text:style-name="T6">.</text:span><text:span text:style-name="T95">class</text:span><text:span text:style-name="T6">).</text:span><text:span text:style-name="T100">get</text:span><text:span text:style-name="T6">().greet();</text:span></text:p>
            <text:p text:style-name="P4"><text:span text:style-name="T6"><text:s text:c="4"/></text:span><text:span text:style-name="T6">}</text:span></text:p>
            <text:p text:style-name="P4"><text:span text:style-name="T4"/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other Java SE exampl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99">SeContainerInitializer</text:span><text:span text:style-name="T6"> </text:span><text:span text:style-name="T98">initializer</text:span><text:span text:style-name="T6"> = </text:span><text:span text:style-name="T99">SeContainerInitializer</text:span><text:span text:style-name="T6">.</text:span><text:span text:style-name="T100">newInstance</text:span><text:span text:style-name="T6">();</text:span></text:p>
            <text:p text:style-name="P4"><text:span text:style-name="T102">initializer</text:span><text:span text:style-name="T6">.</text:span><text:span text:style-name="T100">disableDiscovery</text:span><text:span text:style-name="T6">();</text:span></text:p>
            <text:p text:style-name="P4"><text:span text:style-name="T102">initializer</text:span><text:span text:style-name="T6">.</text:span><text:span text:style-name="T100">addBeanClasses</text:span><text:span text:style-name="T6">(</text:span><text:span text:style-name="T97">GreeterClient</text:span><text:span text:style-name="T6">.</text:span><text:span text:style-name="T95">class</text:span><text:span text:style-name="T6">);</text:span></text:p>
            <text:p text:style-name="P4"><text:span text:style-name="T102">initializer</text:span><text:span text:style-name="T6">.</text:span><text:span text:style-name="T100">addBeanClasses</text:span><text:span text:style-name="T6">(</text:span><text:span text:style-name="T97">User</text:span><text:span text:style-name="T6">.</text:span><text:span text:style-name="T95">class</text:span><text:span text:style-name="T6">);</text:span></text:p>
            <text:p text:style-name="P4"><text:span text:style-name="T102">initializer</text:span><text:span text:style-name="T6">.</text:span><text:span text:style-name="T100">addBeanClasses</text:span><text:span text:style-name="T6">(</text:span><text:span text:style-name="T97">EnglishHelloService</text:span><text:span text:style-name="T6">.</text:span><text:span text:style-name="T95">class</text:span><text:span text:style-name="T6">);</text:span></text:p>
            <text:p text:style-name="P4"><text:span text:style-name="T102">initializer</text:span><text:span text:style-name="T6">.</text:span><text:span text:style-name="T100">enableDecorators</text:span><text:span text:style-name="T6">(</text:span><text:span text:style-name="T97">HelloDecorator</text:span><text:span text:style-name="T6">.</text:span><text:span text:style-name="T95">class</text:span><text:span text:style-name="T6">);</text:span></text:p>
            <text:p text:style-name="P4"><text:span text:style-name="T102">initializer</text:span><text:span text:style-name="T6">.</text:span><text:span text:style-name="T100">enableInterceptors</text:span><text:span text:style-name="T6">(</text:span><text:span text:style-name="T97">LogInterceptor</text:span><text:span text:style-name="T6">.</text:span><text:span text:style-name="T95">class</text:span><text:span text:style-name="T6">);</text:span></text:p>
            <text:p text:style-name="P4"><text:span text:style-name="T4"/></text:p>
            <text:p text:style-name="P4"><text:span text:style-name="T95">try</text:span><text:span text:style-name="T6">( </text:span><text:span text:style-name="T101">SeContainer</text:span><text:span text:style-name="T6"> </text:span><text:span text:style-name="T98">container</text:span><text:span text:style-name="T6"> = </text:span><text:span text:style-name="T102">initializer</text:span><text:span text:style-name="T6">.</text:span><text:span text:style-name="T100">initialize</text:span><text:span text:style-name="T6">() ){</text:span></text:p>
            <text:p text:style-name="P4"><text:span text:style-name="T6"><text:s text:c="4"/></text:span><text:span text:style-name="T101">Instance</text:span><text:span text:style-name="T6">&lt;</text:span><text:span text:style-name="T97">GreeterClient</text:span><text:span text:style-name="T6">&gt; </text:span><text:span text:style-name="T98">instance</text:span><text:span text:style-name="T6"> = </text:span><text:span text:style-name="T102">container</text:span><text:span text:style-name="T6">.</text:span><text:span text:style-name="T100">select</text:span><text:span text:style-name="T6">(</text:span><text:span text:style-name="T97">GreeterClient</text:span><text:span text:style-name="T6">.</text:span><text:span text:style-name="T95">class</text:span><text:span text:style-name="T6">);</text:span></text:p>
            <text:p text:style-name="P4"><text:span text:style-name="T6"><text:s text:c="4"/></text:span><text:span text:style-name="T97">GreeterClient</text:span><text:span text:style-name="T6"> </text:span><text:span text:style-name="T98">greeter</text:span><text:span text:style-name="T6"> = </text:span><text:span text:style-name="T102">instance</text:span><text:span text:style-name="T6">.</text:span><text:span text:style-name="T100">get</text:span><text:span text:style-name="T6">();</text:span></text:p>
            <text:p text:style-name="P4"><text:span text:style-name="T6"><text:s text:c="4"/></text:span><text:span text:style-name="T102">greeter</text:span><text:span text:style-name="T6">.greet()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table extension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 bean discovery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15">class</text:span><text:span text:style-name="T22"> </text:span><text:span text:style-name="T17">MyExtension</text:span><text:span text:style-name="T22"> </text:span><text:span text:style-name="T15">implements</text:span><text:span text:style-name="T22"> </text:span><text:span text:style-name="T103">Extension</text:span><text:span text:style-name="T22"> {</text:span></text:p>
            <text:p text:style-name="P4"><text:span text:style-name="T15"/></text:p>
            <text:p text:style-name="P4"><text:span text:style-name="T22"><text:s text:c="4"/></text:span><text:span text:style-name="T17">Logger</text:span><text:span text:style-name="T22"> </text:span><text:span text:style-name="T17">logger</text:span><text:span text:style-name="T22"> = </text:span><text:span text:style-name="T17">Logger</text:span><text:span text:style-name="T22">.</text:span><text:span text:style-name="T104">getLogger</text:span><text:span text:style-name="T22">(getClass().getName());</text:span></text:p>
            <text:p text:style-name="P4"><text:span text:style-name="T15"/></text:p>
            <text:p text:style-name="P4"><text:span text:style-name="T22"><text:s text:c="4"/></text:span><text:span text:style-name="T15">void</text:span><text:span text:style-name="T22"> beforeBeanDiscovery (</text:span><text:span text:style-name="T105">@Observes</text:span><text:span text:style-name="T22"> </text:span><text:span text:style-name="T103">BeforeBeanDiscovery</text:span><text:span text:style-name="T22"> </text:span><text:span text:style-name="T23">bbd</text:span><text:span text:style-name="T22">) {</text:span></text:p>
            <text:p text:style-name="P4"><text:span text:style-name="T22"><text:s text:c="8"/></text:span><text:span text:style-name="T17">logger</text:span><text:span text:style-name="T22">.info(</text:span><text:span text:style-name="T106">"beginning the scanning process"</text:span><text:span text:style-name="T22">);</text:span></text:p>
            <text:p text:style-name="P4"><text:span text:style-name="T15"><text:s text:c="4"/></text:span><text:span text:style-name="T15">}</text:span></text:p>
            <text:p text:style-name="P4"><text:span text:style-name="T15"/></text:p>
            <text:p text:style-name="P4"><text:span text:style-name="T22"><text:s text:c="4"/></text:span><text:span text:style-name="T22">&lt;</text:span><text:span text:style-name="T17">T</text:span><text:span text:style-name="T22">&gt; </text:span><text:span text:style-name="T15">void</text:span><text:span text:style-name="T22"> processAnnotatedType (</text:span><text:span text:style-name="T105">@Observes</text:span><text:span text:style-name="T22"> </text:span><text:span text:style-name="T103">ProcessAnnotatedType</text:span><text:span text:style-name="T22">&lt;</text:span><text:span text:style-name="T17">T</text:span><text:span text:style-name="T22">&gt; </text:span><text:span text:style-name="T23">pat</text:span><text:span text:style-name="T22">) {</text:span></text:p>
            <text:p text:style-name="P4"><text:span text:style-name="T22"><text:s text:c="8"/></text:span><text:span text:style-name="T17">logger</text:span><text:span text:style-name="T22">.info(</text:span><text:span text:style-name="T106">"scanning type: "</text:span><text:span text:style-name="T22"> + </text:span><text:span text:style-name="T23">pat</text:span><text:span text:style-name="T22">.</text:span><text:span text:style-name="T104">getAnnotatedType</text:span><text:span text:style-name="T22">().</text:span><text:span text:style-name="T104">getJavaClass</text:span><text:span text:style-name="T22">().getName());</text:span></text:p>
            <text:p text:style-name="P4"><text:span text:style-name="T15"/></text:p>
            <text:p text:style-name="P4"><text:span text:style-name="T15"><text:s text:c="4"/></text:span><text:span text:style-name="T15">}</text:span></text:p>
            <text:p text:style-name="P4"><text:span text:style-name="T15"/></text:p>
            <text:p text:style-name="P4"><text:span text:style-name="T22"><text:s text:c="4"/></text:span><text:span text:style-name="T15">void</text:span><text:span text:style-name="T22"> afterBeanDiscovery (</text:span><text:span text:style-name="T105">@Observes</text:span><text:span text:style-name="T22"> </text:span><text:span text:style-name="T103">AfterBeanDiscovery</text:span><text:span text:style-name="T22"> </text:span><text:span text:style-name="T23">abd</text:span><text:span text:style-name="T22">) {</text:span></text:p>
            <text:p text:style-name="P4"><text:span text:style-name="T22"><text:s text:c="8"/></text:span><text:span text:style-name="T17">logger</text:span><text:span text:style-name="T22">.info(</text:span><text:span text:style-name="T106">"finished the scanning process"</text:span><text:span text:style-name="T22">);</text:span></text:p>
            <text:p text:style-name="P4"><text:span text:style-name="T15"><text:s text:c="4"/></text:span><text:span text:style-name="T15">}</text:span></text:p>
            <text:p text:style-name="P4"><text:span text:style-name="T15"/></text:p>
            <text:p text:style-name="P4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gnore annotated bean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4"><text:span text:style-name="T53">class</text:span><text:span text:style-name="T54"> </text:span><text:span text:style-name="T55">MyExtension</text:span><text:span text:style-name="T54"> </text:span><text:span text:style-name="T53">implements</text:span><text:span text:style-name="T54"> </text:span><text:span text:style-name="T58">Extension</text:span><text:span text:style-name="T54"> {</text:span></text:p>
            <text:p text:style-name="P4"><text:span text:style-name="T56"/></text:p>
            <text:p text:style-name="P4"><text:span text:style-name="T54"><text:s text:c="4"/></text:span><text:span text:style-name="T54">&lt;</text:span><text:span text:style-name="T55">T</text:span><text:span text:style-name="T54">&gt; </text:span><text:span text:style-name="T53">void</text:span><text:span text:style-name="T54"> </text:span><text:span text:style-name="T60">processAnnotatedType</text:span><text:span text:style-name="T54"> (</text:span><text:span text:style-name="T57">@Observes</text:span><text:span text:style-name="T54"> </text:span><text:span text:style-name="T57">@WithAnnotations</text:span><text:span text:style-name="T54">({</text:span><text:span text:style-name="T57">Ignore</text:span><text:span text:style-name="T54">.</text:span><text:span text:style-name="T53">class</text:span><text:span text:style-name="T54">}) </text:span><text:span text:style-name="T58">ProcessAnnotatedType</text:span><text:span text:style-name="T54">&lt;</text:span><text:span text:style-name="T55">T</text:span><text:span text:style-name="T54">&gt; </text:span><text:span text:style-name="T61">pat</text:span><text:span text:style-name="T54">) {</text:span></text:p>
            <text:p text:style-name="P4"><text:span text:style-name="T54"><text:s text:c="8"/></text:span><text:span text:style-name="T53">if</text:span><text:span text:style-name="T54">( </text:span><text:span text:style-name="T64">pat</text:span><text:span text:style-name="T54">.</text:span><text:span text:style-name="T63">getAnnotatedType</text:span><text:span text:style-name="T54">().</text:span><text:span text:style-name="T63">isAnnotationPresent</text:span><text:span text:style-name="T54">(</text:span><text:span text:style-name="T57">Ignore</text:span><text:span text:style-name="T54">.</text:span><text:span text:style-name="T53">class</text:span><text:span text:style-name="T54">) ){</text:span></text:p>
            <text:p text:style-name="P4"><text:span text:style-name="T54"><text:s text:c="12"/></text:span><text:span text:style-name="T64">pat</text:span><text:span text:style-name="T54">.</text:span><text:span text:style-name="T63">veto</text:span><text:span text:style-name="T54">();</text:span></text:p>
            <text:p text:style-name="P4"><text:span text:style-name="T54"><text:s text:c="8"/></text:span><text:span text:style-name="T54">}</text:span></text:p>
            <text:p text:style-name="P4"><text:span text:style-name="T56"/></text:p>
            <text:p text:style-name="P4"><text:span text:style-name="T54"><text:s text:c="4"/></text:span><text:span text:style-name="T54">}</text:span></text:p>
            <text:p text:style-name="P4"><text:span text:style-name="T56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-Unit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bryncooke.github.io/cdi-unit/">http://bryncooke.github.io/cdi-unit/</text:a></text:p>
              </text:list-item>
              <text:list-item>
                <text:p>JUnit runner for testing CDI applications</text:p>
              </text:list-item>
              <text:list-item>
                <text:p>Supports</text:p>
                <text:list>
                  <text:list-item>
                    <text:p>Mockito</text:p>
                  </text:list-item>
                  <text:list-item>
                    <text:p>Custom deployments</text:p>
                  </text:list-item>
                  <text:list-item>
                    <text:p>Scopes</text:p>
                  </text:list-item>
                  <text:list-item>
                    <text:p>Alternatives</text:p>
                  </text:list-item>
                  <text:list-item>
                    <text:p>Various Java EE techn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</text:p>
          </draw:text-box>
        </draw:frame>
        <draw:frame presentation:style-name="pr11" draw:text-style-name="P13" draw:layer="layout" svg:width="25.199cm" svg:height="14.111cm" svg:x="1.4cm" svg:y="4.783cm" presentation:class="outline" presentation:user-transformed="true">
          <draw:text-box>
            <text:p text:style-name="P4"><text:span text:style-name="T30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44">Instance</text:span><text:span text:style-name="T27">&lt;</text:span><text:span text:style-name="T28">String</text:span><text:span text:style-name="T27">&gt; </text:span><text:span text:style-name="T31">user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30">@Inject</text:span></text:p>
            <text:p text:style-name="P4"><text:span text:style-name="T27"><text:s text:c="4"/></text:span><text:span text:style-name="T26">private</text:span><text:span text:style-name="T27"> </text:span><text:span text:style-name="T44">EmailService</text:span><text:span text:style-name="T27"> </text:span><text:span text:style-name="T31">email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31">email</text:span><text:span text:style-name="T27">.</text:span><text:span text:style-name="T72">send</text:span><text:span text:style-name="T27">(</text:span><text:span text:style-name="T31">user</text:span><text:span text:style-name="T27">.</text:span><text:span text:style-name="T72">get</text:span><text:span text:style-name="T27">() + </text:span><text:span text:style-name="T46">" said "</text:span><text:span text:style-name="T27"> + </text:span><text:span text:style-name="T31">hello</text:span><text:span text:style-name="T27">.</text:span><text:span text:style-name="T72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Test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30">@RunWith</text:span><text:span text:style-name="T27">(</text:span><text:span text:style-name="T28">CdiRunner</text:span><text:span text:style-name="T27">.</text:span><text:span text:style-name="T26">class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Test</text:span><text:span text:style-name="T27"> {</text:span></text:p>
            <text:p text:style-name="P4"><text:span text:style-name="T45"/></text:p>
            <text:p text:style-name="P4"><text:span text:style-name="T27"><text:s text:c="4"/></text:span><text:span text:style-name="T30">@Produces</text:span><text:span text:style-name="T27"> </text:span><text:span text:style-name="T26">private</text:span><text:span text:style-name="T27"> </text:span><text:span text:style-name="T28">String</text:span><text:span text:style-name="T27"> </text:span><text:span text:style-name="T31">user</text:span><text:span text:style-name="T27"> = </text:span><text:span text:style-name="T46">"Frigo"</text:span><text:span text:style-name="T27">;</text:span></text:p>
            <text:p text:style-name="P4"><text:span text:style-name="T27"><text:s text:c="4"/></text:span><text:span text:style-name="T30">@Produces</text:span><text:span text:style-name="T27"> </text:span><text:span text:style-name="T30">@Mock</text:span><text:span text:style-name="T27"> </text:span><text:span text:style-name="T26">private</text:span><text:span text:style-name="T27"> </text:span><text:span text:style-name="T44">HelloService</text:span><text:span text:style-name="T27"> </text:span><text:span text:style-name="T31">hello</text:span><text:span text:style-name="T27">;</text:span></text:p>
            <text:p text:style-name="P4"><text:span text:style-name="T27"><text:s text:c="4"/></text:span><text:span text:style-name="T30">@Produces</text:span><text:span text:style-name="T27"> </text:span><text:span text:style-name="T30">@Mock</text:span><text:span text:style-name="T27"> </text:span><text:span text:style-name="T26">private</text:span><text:span text:style-name="T27"> </text:span><text:span text:style-name="T44">EmailService</text:span><text:span text:style-name="T27"> </text:span><text:span text:style-name="T31">email</text:span><text:span text:style-name="T27">;</text:span></text:p>
            <text:p text:style-name="P4"><text:span text:style-name="T27"><text:s text:c="4"/></text:span><text:span text:style-name="T30">@Inject</text:span><text:span text:style-name="T27"> </text:span><text:span text:style-name="T26">private</text:span><text:span text:style-name="T27"> </text:span><text:span text:style-name="T28">GreeterClient</text:span><text:span text:style-name="T27"> </text:span><text:span text:style-name="T31">greeter</text:span><text:span text:style-name="T27">;</text:span></text:p>
            <text:p text:style-name="P4"><text:span text:style-name="T45"/></text:p>
            <text:p text:style-name="P4"><text:span text:style-name="T27"><text:s text:c="4"/></text:span><text:span text:style-name="T30">@Test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_test</text:span><text:span text:style-name="T27"> () {</text:span></text:p>
            <text:p text:style-name="P4"><text:span text:style-name="T27"><text:s text:c="8"/></text:span><text:span text:style-name="T28">Mockito</text:span><text:span text:style-name="T27">.</text:span><text:span text:style-name="T72">doReturn</text:span><text:span text:style-name="T27">(</text:span><text:span text:style-name="T46">"Bonjour"</text:span><text:span text:style-name="T27">).</text:span><text:span text:style-name="T72">when</text:span><text:span text:style-name="T27">(</text:span><text:span text:style-name="T31">hello</text:span><text:span text:style-name="T27">).</text:span><text:span text:style-name="T72">hello</text:span><text:span text:style-name="T27">();</text:span></text:p>
            <text:p text:style-name="P4"><text:span text:style-name="T27"><text:s text:c="8"/></text:span><text:span text:style-name="T31">greeter</text:span><text:span text:style-name="T27">.greet();</text:span></text:p>
            <text:p text:style-name="P4"><text:span text:style-name="T27"><text:s text:c="8"/></text:span><text:span text:style-name="T28">Mockito</text:span><text:span text:style-name="T27">.</text:span><text:span text:style-name="T72">verify</text:span><text:span text:style-name="T27">(</text:span><text:span text:style-name="T31">email</text:span><text:span text:style-name="T27">).</text:span><text:span text:style-name="T72">send</text:span><text:span text:style-name="T27">(</text:span><text:span text:style-name="T46">"Frigo said Bonjour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45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s://github.com/cdi-spec">https://github.com/cdi-spec</text:a></text:p>
              </text:list-item>
              <text:list-item>
                <text:p><text:a xlink:href="https://github.com/weld">https://github.com/weld</text:a></text:p>
              </text:list-item>
              <text:list-item>
                <text:p><text:a xlink:href="https://www.baeldung.com/java-ee-cdi">https://www.baeldung.com/java-ee-cdi</text:a></text:p>
              </text:list-item>
              <text:list-item>
                <text:p><text:a xlink:href="https://www.javacodegeeks.com/cdi-tutorials">https://www.javacodegeeks.com/cdi-tutorials</text:a></text:p>
              </text:list-item>
              <text:list-item>
                <text:p><text:a xlink:href="https://dzone.com/refcardz/contexts-and-depencency">https://dzone.com/refcardz/contexts-and-depencency</text:a></text:p>
              </text:list-item>
              <text:list-item>
                <text:p><text:a xlink:href="http://next-presso.com/">http://next-presso.com/</text:a></text:p>
              </text:list-item>
              <text:list-item>
                <text:p><text:a xlink:href="https://javaee.github.io/tutorial/cdi-basic.html">https://javaee.github.io/tutorial/cdi-basic.html</text:a></text:p>
              </text:list-item>
              <text:list-item>
                <text:p>StackOverflow, Google, practice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20H50M2S</meta:editing-duration>
    <meta:editing-cycles>349</meta:editing-cycles>
    <meta:generator>OpenOffice/4.1.6$Win32 OpenOffice.org_project/416m1$Build-9790</meta:generator>
    <dc:date>2019-07-11T15:12:14.73</dc:date>
    <meta:document-statistic meta:object-count="357"/>
  </office:meta>
</office:document-meta>
</file>